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1" officeooo:paragraph-rsid="04996f3c" style:font-name-complex="David CLM1"/>
    </style:style>
    <style:style style:name="P4" style:family="paragraph" style:parent-style-name="Standard">
      <style:paragraph-properties fo:line-height="100%" fo:text-align="end" style:justify-single-word="false" style:writing-mode="rl-tb"/>
      <style:text-properties style:font-name="David CLM1" officeooo:paragraph-rsid="049aea3d" style:font-name-complex="David CLM1"/>
    </style:style>
    <style:style style:name="P5" style:family="paragraph" style:parent-style-name="Standard">
      <style:paragraph-properties fo:line-height="100%" fo:text-align="end" style:justify-single-word="false" style:writing-mode="rl-tb"/>
      <style:text-properties style:use-window-font-color="true" loext:opacity="0%" style:font-name="David CLM1" fo:font-size="12pt" fo:font-weight="normal" officeooo:rsid="049aea3d" officeooo:paragraph-rsid="049aea3d" style:font-size-asian="12pt" style:font-weight-asian="normal" style:font-name-complex="David CLM1" style:font-size-complex="12pt"/>
    </style:style>
    <style:style style:name="P6" style:family="paragraph" style:parent-style-name="Standard">
      <style:paragraph-properties fo:line-height="100%" fo:text-align="end" style:justify-single-word="false" style:writing-mode="rl-tb"/>
      <style:text-properties style:use-window-font-color="true" loext:opacity="0%" style:font-name="David CLM1" fo:font-size="12pt" fo:font-weight="normal" officeooo:rsid="04929a27" officeooo:paragraph-rsid="04929a27" style:font-size-asian="12pt" style:font-weight-asian="normal" style:font-name-complex="David CLM1" style:font-size-complex="12pt"/>
    </style:style>
    <style:style style:name="P7" style:family="paragraph" style:parent-style-name="Standard">
      <style:paragraph-properties fo:line-height="100%" fo:text-align="end" style:justify-single-word="false" style:writing-mode="rl-tb"/>
      <style:text-properties style:use-window-font-color="true" loext:opacity="0%" style:font-name="David CLM1" fo:font-size="12pt" fo:font-weight="normal" officeooo:rsid="04a5d57e" officeooo:paragraph-rsid="04a5d57e" style:font-size-asian="12pt" style:font-weight-asian="normal" style:font-name-complex="David CLM1" style:font-size-complex="12pt"/>
    </style:style>
    <style:style style:name="P8" style:family="paragraph" style:parent-style-name="Standard">
      <style:paragraph-properties fo:line-height="100%" fo:text-align="end" style:justify-single-word="false" style:writing-mode="rl-tb"/>
      <style:text-properties style:use-window-font-color="true" loext:opacity="0%" style:font-name="David CLM1" fo:font-size="12pt" fo:font-weight="normal" officeooo:rsid="04a78362" officeooo:paragraph-rsid="04a78362" style:font-size-asian="12pt" style:font-weight-asian="normal" style:font-name-complex="David CLM1" style:font-size-complex="12pt"/>
    </style:style>
    <style:style style:name="P9" style:family="paragraph" style:parent-style-name="Standard">
      <style:paragraph-properties fo:line-height="100%" fo:text-align="end" style:justify-single-word="false" style:writing-mode="rl-tb"/>
      <style:text-properties style:use-window-font-color="true" loext:opacity="0%" style:font-name="David CLM1" fo:font-size="12pt" fo:font-weight="normal" officeooo:rsid="0507340b" officeooo:paragraph-rsid="0507340b" style:font-size-asian="12pt" style:font-weight-asian="normal" style:font-name-complex="David CLM1" style:font-size-complex="12pt"/>
    </style:style>
    <style:style style:name="P10" style:family="paragraph" style:parent-style-name="Standard">
      <style:paragraph-properties fo:line-height="100%" fo:text-align="end" style:justify-single-word="false" style:writing-mode="rl-tb"/>
      <style:text-properties officeooo:paragraph-rsid="070116eb"/>
    </style:style>
    <style:style style:name="P11" style:family="paragraph" style:parent-style-name="Standard">
      <style:paragraph-properties fo:line-height="100%" fo:text-align="end" style:justify-single-word="false" style:writing-mode="rl-tb"/>
      <style:text-properties officeooo:paragraph-rsid="0727142f"/>
    </style:style>
    <style:style style:name="P12" style:family="paragraph" style:parent-style-name="Standard">
      <style:paragraph-properties fo:text-align="end" style:justify-single-word="false" style:writing-mode="rl-tb"/>
      <style:text-properties officeooo:paragraph-rsid="073b26aa"/>
    </style:style>
    <style:style style:name="P13" style:family="paragraph" style:parent-style-name="Standard">
      <style:paragraph-properties fo:text-align="end" style:justify-single-word="false" style:writing-mode="rl-tb"/>
      <style:text-properties officeooo:paragraph-rsid="073c7d1d"/>
    </style:style>
    <style:style style:name="P14" style:family="paragraph" style:parent-style-name="Standard">
      <style:paragraph-properties fo:text-align="end" style:justify-single-word="false" style:writing-mode="rl-tb"/>
      <style:text-properties officeooo:paragraph-rsid="07423769"/>
    </style:style>
    <style:style style:name="P15" style:family="paragraph" style:parent-style-name="Standard">
      <style:paragraph-properties fo:text-align="end" style:justify-single-word="false" style:writing-mode="rl-tb"/>
      <style:text-properties officeooo:paragraph-rsid="0759c64c"/>
    </style:style>
    <style:style style:name="P16" style:family="paragraph" style:parent-style-name="Standard">
      <style:paragraph-properties fo:text-align="end" style:justify-single-word="false" style:writing-mode="rl-tb"/>
      <style:text-properties officeooo:paragraph-rsid="076c531a"/>
    </style:style>
    <style:style style:name="P17" style:family="paragraph" style:parent-style-name="Standard">
      <style:paragraph-properties fo:text-align="end" style:justify-single-word="false" style:writing-mode="rl-tb"/>
      <style:text-properties officeooo:paragraph-rsid="0770bf4d"/>
    </style:style>
    <style:style style:name="P18" style:family="paragraph" style:parent-style-name="Standard">
      <style:paragraph-properties fo:text-align="end" style:justify-single-word="false" style:writing-mode="rl-tb"/>
      <style:text-properties officeooo:rsid="070c81b7" officeooo:paragraph-rsid="070e013f"/>
    </style:style>
    <style:style style:name="P19" style:family="paragraph" style:parent-style-name="Standard">
      <style:paragraph-properties fo:text-align="end" style:justify-single-word="false" style:writing-mode="rl-tb"/>
      <style:text-properties officeooo:rsid="07402266" officeooo:paragraph-rsid="07402266"/>
    </style:style>
    <style:style style:name="P20" style:family="paragraph" style:parent-style-name="Heading_20_2">
      <style:paragraph-properties fo:line-height="100%"/>
      <style:text-properties style:font-name="David CLM1" style:font-name-complex="David CLM1"/>
    </style:style>
    <style:style style:name="P21" style:family="paragraph" style:parent-style-name="Heading_20_2">
      <style:paragraph-properties fo:line-height="100%"/>
      <style:text-properties fo:color="#000000" loext:opacity="100%" style:font-name="David CLM1" fo:font-size="12pt" fo:font-style="normal" fo:font-weight="normal" officeooo:rsid="06e59a97" officeooo:paragraph-rsid="06e59a97" style:font-name-asian="Noto Sans CJK SC Regular" style:font-size-asian="12pt" style:font-style-asian="normal" style:font-weight-asian="normal" style:font-name-complex="David CLM1" style:font-size-complex="16pt" style:font-style-complex="normal" style:font-weight-complex="normal"/>
    </style:style>
    <style:style style:name="P22" style:family="paragraph" style:parent-style-name="Text_20_body">
      <style:paragraph-properties fo:margin-top="0.1965in" fo:margin-bottom="0in" style:contextual-spacing="false" fo:line-height="100%" fo:text-align="end" style:justify-single-word="false" style:writing-mode="rl-tb"/>
      <style:text-properties style:font-name="David CLM1" officeooo:rsid="0466f39f" officeooo:paragraph-rsid="06aa9798" style:font-name-complex="David CLM1"/>
    </style:style>
    <style:style style:name="P23" style:family="paragraph" style:parent-style-name="Text_20_body">
      <style:paragraph-properties fo:margin-top="0.1965in" fo:margin-bottom="0in" style:contextual-spacing="false" fo:line-height="100%" fo:text-align="end" style:justify-single-word="false" style:writing-mode="rl-tb"/>
      <style:text-properties style:font-name="David CLM1" officeooo:paragraph-rsid="05a0b686" style:font-name-complex="David CLM1"/>
    </style:style>
    <style:style style:name="P24" style:family="paragraph" style:parent-style-name="Text_20_body">
      <style:paragraph-properties fo:margin-top="0.1965in" fo:margin-bottom="0in" style:contextual-spacing="false" fo:line-height="100%" fo:text-align="end" style:justify-single-word="false" style:writing-mode="rl-tb"/>
      <style:text-properties style:font-name="David CLM1" officeooo:rsid="06ac3fdf" officeooo:paragraph-rsid="06c24cc4" style:font-name-complex="David CLM1"/>
    </style:style>
    <style:style style:name="P25" style:family="paragraph" style:parent-style-name="Text_20_body">
      <style:paragraph-properties fo:margin-top="0.1965in" fo:margin-bottom="0in" style:contextual-spacing="false" fo:line-height="100%" fo:text-align="end" style:justify-single-word="false" style:writing-mode="rl-tb"/>
      <style:text-properties officeooo:paragraph-rsid="04d7c5b5"/>
    </style:style>
    <style:style style:name="P26" style:family="paragraph" style:parent-style-name="Text_20_body">
      <style:paragraph-properties fo:line-height="100%"/>
      <style:text-properties style:font-name="David CLM1" officeooo:rsid="02d00e5f" officeooo:paragraph-rsid="032aa1da" style:font-name-complex="David CLM1"/>
    </style:style>
    <style:style style:name="P27" style:family="paragraph" style:parent-style-name="Text_20_body">
      <style:paragraph-properties fo:margin-top="0.078in" fo:margin-bottom="0in" style:contextual-spacing="false" fo:line-height="100%" fo:text-align="end" style:justify-single-word="false" style:writing-mode="rl-tb"/>
      <style:text-properties style:font-name="David CLM1" officeooo:paragraph-rsid="04f9b582" style:font-name-complex="David CLM1"/>
    </style:style>
    <style:style style:name="P28" style:family="paragraph" style:parent-style-name="Text_20_body">
      <style:paragraph-properties fo:margin-top="0.078in" fo:margin-bottom="0in" style:contextual-spacing="false" fo:line-height="100%" fo:text-align="end" style:justify-single-word="false" style:writing-mode="rl-tb"/>
      <style:text-properties officeooo:paragraph-rsid="06f48238"/>
    </style:style>
    <style:style style:name="P29"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1" fo:font-size="12pt" officeooo:rsid="04c12115" officeooo:paragraph-rsid="0695e027" style:font-size-asian="12pt" style:font-name-complex="David CLM1" style:font-size-complex="12pt"/>
    </style:style>
    <style:style style:name="P30"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1" fo:font-size="12pt" officeooo:rsid="04c2162b" officeooo:paragraph-rsid="06caf7ac" style:font-size-asian="12pt" style:font-name-complex="David CLM1" style:font-size-complex="12pt"/>
    </style:style>
    <style:style style:name="P31"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1" fo:font-size="12pt" officeooo:rsid="04bd57c5" officeooo:paragraph-rsid="06de98fc" style:font-size-asian="12pt" style:font-name-complex="David CLM1" style:font-size-complex="12pt"/>
    </style:style>
    <style:style style:name="P32"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1" fo:font-size="12pt" fo:font-weight="normal" officeooo:rsid="04d5a094" officeooo:paragraph-rsid="04d5a094" style:font-size-asian="12pt" style:font-weight-asian="normal" style:font-name-complex="David CLM1" style:font-size-complex="12pt"/>
    </style:style>
    <style:style style:name="P33"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1" fo:font-size="12pt" fo:font-weight="normal" officeooo:rsid="04d3f75f" officeooo:paragraph-rsid="06caf7ac" style:font-size-asian="12pt" style:font-weight-asian="normal" style:font-name-complex="David CLM1" style:font-size-complex="12pt"/>
    </style:style>
    <style:style style:name="P34"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font-name="David CLM1" officeooo:paragraph-rsid="06e4ea57" style:font-name-complex="David CLM1"/>
    </style:style>
    <style:style style:name="P35"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1" fo:font-size="12pt" fo:font-weight="normal" officeooo:rsid="04b10495" officeooo:paragraph-rsid="04ba194c" style:font-size-asian="12pt" style:font-weight-asian="normal" style:font-name-complex="David CLM1" style:font-size-complex="12pt"/>
    </style:style>
    <style:style style:name="P36"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1" fo:font-size="12pt" officeooo:rsid="069396f5" officeooo:paragraph-rsid="06c778e8" style:font-size-asian="12pt" style:font-name-complex="David CLM1" style:font-size-complex="12pt"/>
    </style:style>
    <style:style style:name="P37"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1" fo:font-size="12pt" officeooo:rsid="0695e027" officeooo:paragraph-rsid="06c86ceb" style:font-size-asian="12pt" style:font-name-complex="David CLM1" style:font-size-complex="12pt"/>
    </style:style>
    <style:style style:name="P38"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fo:font-size="12pt" officeooo:paragraph-rsid="06c9fece" style:font-size-asian="12pt" style:font-size-complex="12pt"/>
    </style:style>
    <style:style style:name="P39"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officeooo:paragraph-rsid="06c778e8"/>
    </style:style>
    <style:style style:name="P40"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officeooo:paragraph-rsid="0755a690"/>
    </style:style>
    <style:style style:name="P41"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officeooo:paragraph-rsid="0756df77"/>
    </style:style>
    <style:style style:name="P42" style:family="paragraph" style:parent-style-name="Standard">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1" fo:font-size="12pt" fo:font-weight="normal" officeooo:rsid="06d4a8e5" officeooo:paragraph-rsid="06d4a8e5" style:font-size-asian="12pt" style:font-weight-asian="normal" style:font-name-complex="David CLM1"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style:font-size-asian="12pt" style:font-name-complex="David CLM1"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officeooo:paragraph-rsid="06ce25df" style:font-size-asian="12pt" style:font-name-complex="David CLM1"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officeooo:paragraph-rsid="06d1a68e" style:font-size-asian="12pt" style:font-name-complex="David CLM1"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officeooo:paragraph-rsid="06d1b59c" style:font-size-asian="12pt" style:font-name-complex="David CLM1"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officeooo:paragraph-rsid="06d29014" style:font-size-asian="12pt" style:font-name-complex="David CLM1"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officeooo:paragraph-rsid="0743829f" style:font-size-asian="12pt" style:font-name-complex="David CLM1"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1" fo:font-size="12pt" officeooo:rsid="06d29014" officeooo:paragraph-rsid="06d29014" style:font-size-asian="12pt" style:font-name-complex="David CLM1"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76057fe"/>
    </style:style>
    <style:style style:name="P51" style:family="paragraph" style:parent-style-name="Standard">
      <style:text-properties style:font-name="Monospace" officeooo:rsid="06e6d9c1" officeooo:paragraph-rsid="06e6d9c1" style:font-size-asian="10.5pt" style:font-name-complex="David CLM2" style:font-weight-complex="normal"/>
    </style:style>
    <style:style style:name="P52" style:family="paragraph" style:parent-style-name="Standard">
      <style:text-properties style:font-name="Monospace" officeooo:rsid="06ed355c" officeooo:paragraph-rsid="06ed355c" style:font-name-complex="David CLM2"/>
    </style:style>
    <style:style style:name="P53" style:family="paragraph" style:parent-style-name="Standard">
      <style:text-properties officeooo:paragraph-rsid="06eb5665"/>
    </style:style>
    <style:style style:name="P54" style:family="paragraph" style:parent-style-name="Standard">
      <style:text-properties style:use-window-font-color="true" loext:opacity="0%" style:font-name="David CLM1" fo:font-size="12pt" fo:language="en" fo:country="US" officeooo:rsid="07204aac" officeooo:paragraph-rsid="07204aac" style:font-size-asian="12pt" style:font-name-complex="David CLM1" style:font-size-complex="12pt" style:font-weight-complex="normal"/>
    </style:style>
    <style:style style:name="P55" style:family="paragraph" style:parent-style-name="Standard">
      <style:text-properties officeooo:paragraph-rsid="06f48238"/>
    </style:style>
    <style:style style:name="P56" style:family="paragraph" style:parent-style-name="Standard">
      <style:text-properties officeooo:paragraph-rsid="071c98ad"/>
    </style:style>
    <style:style style:name="P57" style:family="paragraph" style:parent-style-name="Standard">
      <style:text-properties officeooo:paragraph-rsid="071f8701"/>
    </style:style>
    <style:style style:name="P58" style:family="paragraph" style:parent-style-name="Standard">
      <style:text-properties officeooo:paragraph-rsid="07342114"/>
    </style:style>
    <style:style style:name="P59" style:family="paragraph" style:parent-style-name="Default" style:list-style-name="L2">
      <style:paragraph-properties fo:margin-top="0in" fo:margin-bottom="0in" style:contextual-spacing="false" fo:line-height="100%" fo:text-align="end" style:justify-single-word="false" style:writing-mode="rl-tb"/>
      <style:text-properties style:font-name="David CLM1" officeooo:paragraph-rsid="06b84df3" style:font-name-complex="David CLM1"/>
    </style:style>
    <style:style style:name="P60" style:family="paragraph" style:parent-style-name="Default" style:list-style-name="L2">
      <style:paragraph-properties fo:margin-top="0in" fo:margin-bottom="0in" style:contextual-spacing="false" fo:line-height="100%" fo:text-align="end" style:justify-single-word="false" style:writing-mode="rl-tb"/>
      <style:text-properties officeooo:paragraph-rsid="06d8c079"/>
    </style:style>
    <style:style style:name="P61" style:family="paragraph" style:parent-style-name="Default" style:list-style-name="L3">
      <style:paragraph-properties style:line-height-at-least="0.139in" fo:text-align="end" style:justify-single-word="false" style:writing-mode="rl-tb"/>
      <style:text-properties style:font-name="David CLM1" style:font-name-complex="David CLM1"/>
    </style:style>
    <style:style style:name="P62" style:family="paragraph" style:parent-style-name="Default" style:list-style-name="L3">
      <style:paragraph-properties style:line-height-at-least="0.139in" fo:text-align="end" style:justify-single-word="false" style:writing-mode="rl-tb"/>
      <style:text-properties style:font-name="David CLM1" officeooo:paragraph-rsid="0743829f" style:font-name-complex="David CLM1"/>
    </style:style>
    <style:style style:name="P63" style:family="paragraph" style:parent-style-name="Heading_20_1">
      <style:paragraph-properties fo:margin-top="0.1965in" fo:margin-bottom="0in" style:contextual-spacing="false" fo:line-height="100%" fo:text-align="end" style:justify-single-word="false" style:writing-mode="rl-tb"/>
      <style:text-properties style:font-name="David CLM1" officeooo:rsid="06ba2930" officeooo:paragraph-rsid="06ba2930" style:font-name-complex="David CLM1"/>
    </style:style>
    <style:style style:name="P64" style:family="paragraph" style:parent-style-name="Standard">
      <style:text-properties style:use-window-font-color="true" loext:opacity="0%" style:font-name="David CLM1" fo:font-size="12pt" fo:language="en" fo:country="US" officeooo:rsid="06ebde67" officeooo:paragraph-rsid="06e6d9c1" style:font-size-asian="12pt" style:font-name-complex="David CLM1" style:font-size-complex="12pt" style:font-weight-complex="normal"/>
    </style:style>
    <style:style style:name="P65" style:family="paragraph" style:parent-style-name="Standard">
      <style:text-properties style:use-window-font-color="true" loext:opacity="0%" style:font-name="David CLM1" fo:font-size="12pt" fo:language="en" fo:country="US" officeooo:rsid="04788eb2" officeooo:paragraph-rsid="06ed355c" style:font-size-asian="12pt" style:font-name-complex="David CLM1" style:font-size-complex="12pt" style:font-weight-complex="normal"/>
    </style:style>
    <style:style style:name="P66" style:family="paragraph" style:parent-style-name="Standard">
      <style:text-properties style:use-window-font-color="true" loext:opacity="0%" style:font-name="David CLM1" fo:font-size="12pt" fo:language="en" fo:country="US" officeooo:rsid="06f8a4e4" officeooo:paragraph-rsid="071c98ad" style:font-size-asian="12pt" style:font-name-complex="David CLM1" style:font-size-complex="12pt" style:font-weight-complex="normal"/>
    </style:style>
    <style:style style:name="P67" style:family="paragraph" style:parent-style-name="Standard">
      <style:text-properties style:use-window-font-color="true" loext:opacity="0%" style:font-name="David CLM1" fo:font-size="12pt" fo:language="en" fo:country="US" fo:font-weight="normal" officeooo:rsid="049aea3d" officeooo:paragraph-rsid="06f48238" style:font-size-asian="12pt" style:font-weight-asian="normal" style:font-name-complex="David CLM1" style:font-size-complex="12pt" style:font-weight-complex="normal"/>
    </style:style>
    <style:style style:name="P68" style:family="paragraph" style:parent-style-name="Standard">
      <style:text-properties style:use-window-font-color="true" loext:opacity="0%" style:font-name="David CLM1" fo:font-size="12pt" fo:language="en" fo:country="US" fo:font-weight="normal" officeooo:rsid="049aea3d" officeooo:paragraph-rsid="0727cb22" style:font-size-asian="12pt" style:font-weight-asian="normal" style:font-name-complex="David CLM1" style:font-size-complex="12pt" style:font-weight-complex="normal"/>
    </style:style>
    <style:style style:name="P69" style:family="paragraph" style:parent-style-name="Standard">
      <style:text-properties style:use-window-font-color="true" loext:opacity="0%" style:font-name="David CLM1" fo:font-size="12pt" fo:language="en" fo:country="US" fo:font-weight="normal" officeooo:rsid="0739756f" officeooo:paragraph-rsid="0739756f" style:font-size-asian="12pt" style:font-weight-asian="normal" style:font-name-complex="David CLM1" style:font-size-complex="12pt" style:font-weight-complex="normal"/>
    </style:style>
    <style:style style:name="P70" style:family="paragraph" style:parent-style-name="Standard">
      <style:text-properties style:use-window-font-color="true" loext:opacity="0%" style:font-name="David CLM1" fo:font-size="12pt" fo:language="en" fo:country="US" fo:font-weight="normal" officeooo:rsid="070b5142" officeooo:paragraph-rsid="07108d6e" style:font-size-asian="10.5pt" style:font-weight-asian="normal" style:font-name-complex="David CLM1" style:font-size-complex="12pt" style:font-weight-complex="normal"/>
    </style:style>
    <style:style style:name="P71" style:family="paragraph" style:parent-style-name="Standard" style:list-style-name="L4">
      <style:text-properties officeooo:paragraph-rsid="06f8a4e4"/>
    </style:style>
    <style:style style:name="P72" style:family="paragraph" style:parent-style-name="Standard" style:list-style-name="L5">
      <style:text-properties officeooo:paragraph-rsid="07204aac"/>
    </style:style>
    <style:style style:name="P73" style:family="paragraph" style:parent-style-name="Standard" style:list-style-name="L8">
      <style:text-properties officeooo:paragraph-rsid="077ba165"/>
    </style:style>
    <style:style style:name="P74" style:family="paragraph" style:parent-style-name="Standard" style:list-style-name="L8">
      <style:text-properties officeooo:rsid="07342114" officeooo:paragraph-rsid="07342114"/>
    </style:style>
    <style:style style:name="P75" style:family="paragraph" style:parent-style-name="Standard" style:list-style-name="L9">
      <style:text-properties officeooo:paragraph-rsid="073251ae"/>
    </style:style>
    <style:style style:name="P76" style:family="paragraph" style:parent-style-name="Standard" style:list-style-name="L9">
      <style:text-properties officeooo:paragraph-rsid="077db2d4"/>
    </style:style>
    <style:style style:name="P77" style:family="paragraph" style:parent-style-name="Standard" style:list-style-name="L6">
      <style:paragraph-properties fo:line-height="100%" fo:text-align="end" style:justify-single-word="false" style:writing-mode="rl-tb"/>
      <style:text-properties officeooo:paragraph-rsid="0724897d"/>
    </style:style>
    <style:style style:name="P78" style:family="paragraph" style:parent-style-name="Standard" style:list-style-name="L6">
      <style:paragraph-properties fo:line-height="100%" fo:text-align="end" style:justify-single-word="false" style:writing-mode="rl-tb"/>
      <style:text-properties officeooo:paragraph-rsid="07032d7d"/>
    </style:style>
    <style:style style:name="P79" style:family="paragraph" style:parent-style-name="Standard" style:list-style-name="L7">
      <style:paragraph-properties fo:line-height="100%" fo:text-align="end" style:justify-single-word="false" style:writing-mode="rl-tb"/>
      <style:text-properties officeooo:paragraph-rsid="070116eb"/>
    </style:style>
    <style:style style:name="P80" style:family="paragraph" style:parent-style-name="Standard" style:list-style-name="L7">
      <style:paragraph-properties fo:line-height="100%" fo:text-align="end" style:justify-single-word="false" style:writing-mode="rl-tb"/>
      <style:text-properties officeooo:paragraph-rsid="07032d7d"/>
    </style:style>
    <style:style style:name="P81" style:family="paragraph" style:parent-style-name="Standard" style:list-style-name="L7">
      <style:paragraph-properties fo:line-height="100%" fo:text-align="end" style:justify-single-word="false" style:writing-mode="rl-tb"/>
      <style:text-properties style:use-window-font-color="true" loext:opacity="0%" style:font-name="David CLM1" fo:font-size="12pt" fo:font-weight="normal" officeooo:rsid="070116eb" officeooo:paragraph-rsid="07032d7d" style:font-size-asian="12pt" style:font-weight-asian="normal" style:font-name-complex="David CLM1" style:font-size-complex="12pt" style:font-weight-complex="normal"/>
    </style:style>
    <style:style style:name="P82" style:family="paragraph" style:parent-style-name="Standard">
      <style:paragraph-properties fo:text-align="end" style:justify-single-word="false" style:writing-mode="rl-tb"/>
      <style:text-properties style:use-window-font-color="true" loext:opacity="0%" style:font-name="David CLM1" fo:font-size="12pt" fo:language="en" fo:country="US" fo:font-weight="normal" officeooo:rsid="070b7d3f" officeooo:paragraph-rsid="07399a00" style:font-size-asian="10.5pt" style:font-weight-asian="normal" style:font-name-complex="David CLM1" style:font-size-complex="12pt" style:font-weight-complex="normal"/>
    </style:style>
    <style:style style:name="P83" style:family="paragraph" style:parent-style-name="Standard">
      <style:paragraph-properties fo:text-align="end" style:justify-single-word="false" style:writing-mode="rl-tb"/>
      <style:text-properties style:font-name="David CLM1" fo:language="en" fo:country="US" officeooo:rsid="07542f76" officeooo:paragraph-rsid="076db0c8" style:font-size-asian="10.5pt" style:font-name-complex="David CLM1" style:font-weight-complex="normal"/>
    </style:style>
    <style:style style:name="P84" style:family="paragraph" style:parent-style-name="Standard">
      <style:paragraph-properties fo:text-align="end" style:justify-single-word="false" style:writing-mode="rl-tb"/>
      <style:text-properties style:font-name="David CLM1" fo:language="en" fo:country="US" officeooo:rsid="070b7d3f" officeooo:paragraph-rsid="070e013f" style:font-size-asian="10.5pt" style:font-name-complex="David CLM1" style:font-weight-complex="normal"/>
    </style:style>
    <style:style style:name="P85" style:family="paragraph" style:parent-style-name="Standard">
      <style:paragraph-properties fo:text-align="end" style:justify-single-word="false" style:writing-mode="rl-tb"/>
      <style:text-properties style:font-name="David CLM1" fo:language="en" fo:country="US" officeooo:rsid="070c81b7" officeooo:paragraph-rsid="070e013f" style:font-size-asian="10.5pt" style:font-name-complex="David CLM1" style:font-weight-complex="normal"/>
    </style:style>
    <style:style style:name="P86" style:family="paragraph" style:parent-style-name="Standard" style:list-style-name="L10">
      <style:paragraph-properties fo:line-height="100%" fo:text-align="start" style:justify-single-word="false" style:writing-mode="lr-tb"/>
      <style:text-properties style:font-name="David CLM1" officeooo:rsid="04636a87" officeooo:paragraph-rsid="04636a87" style:font-name-complex="David CLM1"/>
    </style:style>
    <style:style style:name="P87"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1" officeooo:paragraph-rsid="04f9b582" style:font-name-complex="David CLM1"/>
    </style:style>
    <style:style style:name="P88"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1" officeooo:paragraph-rsid="04fa7ba5" style:font-name-complex="David CLM1"/>
    </style:style>
    <style:style style:name="P89" style:family="paragraph" style:parent-style-name="Text_20_body" style:list-style-name="L10">
      <style:paragraph-properties fo:line-height="100%" fo:text-align="start" style:justify-single-word="false" style:writing-mode="lr-tb"/>
      <style:text-properties style:font-name="David CLM1" officeooo:rsid="04636a87" officeooo:paragraph-rsid="04636a87" style:font-name-complex="David CLM1"/>
    </style:style>
    <style:style style:name="T1" style:family="text">
      <style:text-properties style:use-window-font-color="true" loext:opacity="0%" fo:font-size="12pt" style:font-size-asian="12pt" style:font-size-complex="12pt"/>
    </style:style>
    <style:style style:name="T2" style:family="text">
      <style:text-properties style:use-window-font-color="true" loext:opacity="0%" fo:font-size="12pt" officeooo:rsid="04739ef1" style:font-size-asian="12pt" style:font-size-complex="12pt"/>
    </style:style>
    <style:style style:name="T3" style:family="text">
      <style:text-properties style:use-window-font-color="true" loext:opacity="0%" fo:font-size="12pt" officeooo:rsid="04741233" style:font-size-asian="12pt" style:font-size-complex="12pt"/>
    </style:style>
    <style:style style:name="T4" style:family="text">
      <style:text-properties style:use-window-font-color="true" loext:opacity="0%" fo:font-size="12pt" officeooo:rsid="0475e079" style:font-size-asian="12pt" style:font-size-complex="12pt"/>
    </style:style>
    <style:style style:name="T5" style:family="text">
      <style:text-properties style:use-window-font-color="true" loext:opacity="0%" fo:font-size="12pt" officeooo:rsid="04788eb2" style:font-size-asian="12pt" style:font-size-complex="12pt"/>
    </style:style>
    <style:style style:name="T6" style:family="text">
      <style:text-properties style:use-window-font-color="true" loext:opacity="0%" fo:font-size="12pt" officeooo:rsid="04878633" style:font-size-asian="12pt" style:font-size-complex="12pt"/>
    </style:style>
    <style:style style:name="T7" style:family="text">
      <style:text-properties style:use-window-font-color="true" loext:opacity="0%" fo:font-size="12pt" officeooo:rsid="04885a14" style:font-size-asian="12pt" style:font-size-complex="12pt"/>
    </style:style>
    <style:style style:name="T8" style:family="text">
      <style:text-properties style:use-window-font-color="true" loext:opacity="0%" fo:font-size="12pt" officeooo:rsid="04896e6d" style:font-size-asian="12pt" style:font-size-complex="12pt"/>
    </style:style>
    <style:style style:name="T9" style:family="text">
      <style:text-properties style:use-window-font-color="true" loext:opacity="0%" fo:font-size="12pt" officeooo:rsid="048de806" style:font-size-asian="12pt" style:font-size-complex="12pt"/>
    </style:style>
    <style:style style:name="T10" style:family="text">
      <style:text-properties style:use-window-font-color="true" loext:opacity="0%" fo:font-size="12pt" officeooo:rsid="05a0b686" style:font-size-asian="12pt" style:font-size-complex="12pt"/>
    </style:style>
    <style:style style:name="T11" style:family="text">
      <style:text-properties style:use-window-font-color="true" loext:opacity="0%" fo:font-size="12pt" officeooo:rsid="06aa9798" style:font-size-asian="12pt" style:font-size-complex="12pt"/>
    </style:style>
    <style:style style:name="T12" style:family="text">
      <style:text-properties style:use-window-font-color="true" loext:opacity="0%" fo:font-size="12pt" officeooo:rsid="06bec578" style:font-size-asian="12pt" style:font-size-complex="12pt"/>
    </style:style>
    <style:style style:name="T13" style:family="text">
      <style:text-properties style:use-window-font-color="true" loext:opacity="0%" fo:font-size="12pt" officeooo:rsid="06c057fc" style:font-size-asian="12pt" style:font-size-complex="12pt"/>
    </style:style>
    <style:style style:name="T14" style:family="text">
      <style:text-properties style:use-window-font-color="true" loext:opacity="0%" fo:font-size="12pt" officeooo:rsid="06c24cc4" style:font-size-asian="12pt" style:font-size-complex="12pt"/>
    </style:style>
    <style:style style:name="T15" style:family="text">
      <style:text-properties style:use-window-font-color="true" loext:opacity="0%" fo:font-size="12pt" officeooo:rsid="06cc9548" style:font-size-asian="12pt" style:font-size-complex="12pt"/>
    </style:style>
    <style:style style:name="T16" style:family="text">
      <style:text-properties style:use-window-font-color="true" loext:opacity="0%" fo:font-size="12pt" fo:font-style="italic" fo:font-weight="bold" officeooo:rsid="04739ef1" style:font-size-asian="12pt" style:font-style-asian="italic" style:font-weight-asian="bold" style:font-size-complex="12pt" style:font-weight-complex="bold"/>
    </style:style>
    <style:style style:name="T17" style:family="text">
      <style:text-properties style:use-window-font-color="true" loext:opacity="0%" fo:font-size="12pt" fo:font-style="italic" fo:font-weight="normal" officeooo:rsid="04803052" style:font-size-asian="12pt" style:font-style-asian="italic" style:font-weight-asian="normal" style:font-size-complex="12pt" style:font-style-complex="italic"/>
    </style:style>
    <style:style style:name="T18" style:family="text">
      <style:text-properties style:use-window-font-color="true" loext:opacity="0%" fo:font-size="12pt" fo:font-style="italic" fo:font-weight="normal" officeooo:rsid="04fa7ba5" style:font-size-asian="12pt" style:font-style-asian="italic" style:font-weight-asian="normal" style:font-size-complex="12pt" style:font-style-complex="italic" style:font-weight-complex="normal"/>
    </style:style>
    <style:style style:name="T19" style:family="text">
      <style:text-properties style:use-window-font-color="true" loext:opacity="0%" fo:font-size="12pt" fo:font-weight="bold" officeooo:rsid="04739ef1" style:font-size-asian="12pt" style:font-weight-asian="bold" style:font-size-complex="12pt" style:font-weight-complex="bold"/>
    </style:style>
    <style:style style:name="T20" style:family="text">
      <style:text-properties style:use-window-font-color="true" loext:opacity="0%" fo:font-size="12pt" fo:font-weight="bold" officeooo:rsid="04896e6d" style:font-size-asian="12pt" style:font-weight-asian="bold" style:font-size-complex="12pt" style:font-weight-complex="bold"/>
    </style:style>
    <style:style style:name="T21" style:family="text">
      <style:text-properties style:use-window-font-color="true" loext:opacity="0%" fo:font-size="12pt" fo:font-weight="bold" officeooo:rsid="048de806" style:font-size-asian="12pt" style:font-weight-asian="bold" style:font-size-complex="12pt" style:font-weight-complex="bold"/>
    </style:style>
    <style:style style:name="T22" style:family="text">
      <style:text-properties style:use-window-font-color="true" loext:opacity="0%" fo:font-size="12pt" fo:font-weight="bold" officeooo:rsid="06c057fc" style:font-size-asian="12pt" style:font-weight-asian="bold" style:font-size-complex="12pt" style:font-weight-complex="bold"/>
    </style:style>
    <style:style style:name="T23" style:family="text">
      <style:text-properties style:use-window-font-color="true" loext:opacity="0%" fo:font-size="12pt" fo:font-weight="normal" style:font-size-asian="12pt" style:font-weight-asian="normal" style:font-size-complex="12pt"/>
    </style:style>
    <style:style style:name="T24" style:family="text">
      <style:text-properties style:use-window-font-color="true" loext:opacity="0%" fo:font-size="12pt" fo:font-weight="normal" officeooo:rsid="047f464b" style:font-size-asian="12pt" style:font-weight-asian="normal" style:font-size-complex="12pt"/>
    </style:style>
    <style:style style:name="T25" style:family="text">
      <style:text-properties style:use-window-font-color="true" loext:opacity="0%" fo:font-size="12pt" fo:font-weight="normal" officeooo:rsid="04803052" style:font-size-asian="12pt" style:font-weight-asian="normal" style:font-size-complex="12pt"/>
    </style:style>
    <style:style style:name="T26" style:family="text">
      <style:text-properties style:use-window-font-color="true" loext:opacity="0%" fo:font-size="12pt" fo:font-weight="normal" officeooo:rsid="0480a0b0" style:font-size-asian="12pt" style:font-weight-asian="normal" style:font-size-complex="12pt"/>
    </style:style>
    <style:style style:name="T27" style:family="text">
      <style:text-properties style:use-window-font-color="true" loext:opacity="0%" fo:font-size="12pt" fo:font-weight="normal" officeooo:rsid="04896e6d" style:font-size-asian="12pt" style:font-weight-asian="normal" style:font-size-complex="12pt" style:font-weight-complex="normal"/>
    </style:style>
    <style:style style:name="T28" style:family="text">
      <style:text-properties style:use-window-font-color="true" loext:opacity="0%" fo:font-size="12pt" fo:font-weight="normal" officeooo:rsid="048de806" style:font-size-asian="12pt" style:font-weight-asian="normal" style:font-size-complex="12pt" style:font-weight-complex="normal"/>
    </style:style>
    <style:style style:name="T29" style:family="text">
      <style:text-properties style:use-window-font-color="true" loext:opacity="0%" fo:font-size="12pt" fo:font-weight="normal" officeooo:rsid="0497c241" style:font-size-asian="12pt" style:font-weight-asian="normal" style:font-size-complex="12pt" style:font-weight-complex="normal"/>
    </style:style>
    <style:style style:name="T30" style:family="text">
      <style:text-properties style:use-window-font-color="true" loext:opacity="0%" fo:font-size="12pt" fo:font-weight="normal" officeooo:rsid="048e427e" style:font-size-asian="12pt" style:font-weight-asian="normal" style:font-size-complex="12pt" style:font-weight-complex="normal"/>
    </style:style>
    <style:style style:name="T31" style:family="text">
      <style:text-properties style:use-window-font-color="true" loext:opacity="0%" fo:font-size="12pt" fo:font-weight="normal" officeooo:rsid="0592ca83" style:font-size-asian="12pt" style:font-weight-asian="normal" style:font-size-complex="12pt" style:font-weight-complex="normal"/>
    </style:style>
    <style:style style:name="T32" style:family="text">
      <style:text-properties style:use-window-font-color="true" loext:opacity="0%" fo:font-size="12pt" fo:font-weight="normal" officeooo:rsid="04f9b582" style:font-size-asian="12pt" style:font-weight-asian="normal" style:font-size-complex="12pt" style:font-weight-complex="normal"/>
    </style:style>
    <style:style style:name="T33" style:family="text">
      <style:text-properties style:use-window-font-color="true" loext:opacity="0%" fo:font-size="12pt" fo:font-weight="normal" officeooo:rsid="04fa7ba5" style:font-size-asian="12pt" style:font-weight-asian="normal" style:font-size-complex="12pt" style:font-weight-complex="normal"/>
    </style:style>
    <style:style style:name="T34" style:family="text">
      <style:text-properties style:use-window-font-color="true" loext:opacity="0%" fo:font-size="12pt" fo:font-weight="normal" officeooo:rsid="049003e2" style:font-size-asian="12pt" style:font-weight-asian="normal" style:font-size-complex="12pt"/>
    </style:style>
    <style:style style:name="T35" style:family="text">
      <style:text-properties style:use-window-font-color="true" loext:opacity="0%" fo:font-size="12pt" fo:font-weight="normal" officeooo:rsid="0491042b" style:font-size-asian="12pt" style:font-weight-asian="normal" style:font-size-complex="12pt"/>
    </style:style>
    <style:style style:name="T36" style:family="text">
      <style:text-properties style:use-window-font-color="true" loext:opacity="0%" fo:font-size="12pt" fo:font-weight="normal" officeooo:rsid="0491348b" style:font-size-asian="12pt" style:font-weight-asian="normal" style:font-size-complex="12pt"/>
    </style:style>
    <style:style style:name="T37" style:family="text">
      <style:text-properties style:use-window-font-color="true" loext:opacity="0%" fo:font-size="12pt" fo:font-weight="normal" officeooo:rsid="04929a27" style:font-size-asian="12pt" style:font-weight-asian="normal" style:font-size-complex="12pt"/>
    </style:style>
    <style:style style:name="T38" style:family="text">
      <style:text-properties style:use-window-font-color="true" loext:opacity="0%" fo:font-size="12pt" fo:font-weight="normal" officeooo:rsid="04836e86" style:font-size-asian="12pt" style:font-weight-asian="normal" style:font-size-complex="12pt"/>
    </style:style>
    <style:style style:name="T39" style:family="text">
      <style:text-properties style:use-window-font-color="true" loext:opacity="0%" fo:font-size="12pt" fo:font-weight="normal" officeooo:rsid="04971770" style:font-size-asian="12pt" style:font-weight-asian="normal" style:font-size-complex="12pt"/>
    </style:style>
    <style:style style:name="T40" style:family="text">
      <style:text-properties style:use-window-font-color="true" loext:opacity="0%" fo:font-size="12pt" fo:font-weight="normal" officeooo:rsid="0498cae6" style:font-size-asian="12pt" style:font-weight-asian="normal" style:font-size-complex="12pt"/>
    </style:style>
    <style:style style:name="T41" style:family="text">
      <style:text-properties style:use-window-font-color="true" loext:opacity="0%" fo:font-size="12pt" fo:font-weight="normal" officeooo:rsid="04996f3c" style:font-size-asian="12pt" style:font-weight-asian="normal" style:font-size-complex="12pt"/>
    </style:style>
    <style:style style:name="T42" style:family="text">
      <style:text-properties style:use-window-font-color="true" loext:opacity="0%" fo:font-size="12pt" fo:font-weight="normal" officeooo:rsid="049aea3d" style:font-size-asian="12pt" style:font-weight-asian="normal" style:font-size-complex="12pt"/>
    </style:style>
    <style:style style:name="T43" style:family="text">
      <style:text-properties style:use-window-font-color="true" loext:opacity="0%" fo:font-size="12pt" fo:font-weight="normal" officeooo:rsid="049e6314" style:font-size-asian="12pt" style:font-weight-asian="normal" style:font-size-complex="12pt"/>
    </style:style>
    <style:style style:name="T44" style:family="text">
      <style:text-properties style:use-window-font-color="true" loext:opacity="0%" fo:font-size="12pt" fo:font-weight="normal" officeooo:rsid="049f391f" style:font-size-asian="12pt" style:font-weight-asian="normal" style:font-size-complex="12pt"/>
    </style:style>
    <style:style style:name="T45" style:family="text">
      <style:text-properties style:use-window-font-color="true" loext:opacity="0%" fo:font-size="12pt" fo:font-weight="normal" officeooo:rsid="049fec3e" style:font-size-asian="12pt" style:font-weight-asian="normal" style:font-size-complex="12pt"/>
    </style:style>
    <style:style style:name="T46" style:family="text">
      <style:text-properties style:use-window-font-color="true" loext:opacity="0%" fo:font-size="12pt" fo:font-weight="normal" officeooo:rsid="04a2b74c" style:font-size-asian="12pt" style:font-weight-asian="normal" style:font-size-complex="12pt"/>
    </style:style>
    <style:style style:name="T47" style:family="text">
      <style:text-properties style:use-window-font-color="true" loext:opacity="0%" fo:font-size="12pt" fo:font-weight="normal" officeooo:rsid="05939a62" style:font-size-asian="12pt" style:font-weight-asian="normal" style:font-size-complex="12pt"/>
    </style:style>
    <style:style style:name="T48" style:family="text">
      <style:text-properties style:use-window-font-color="true" loext:opacity="0%" fo:font-size="12pt" fo:font-weight="normal" officeooo:rsid="0593b8db" style:font-size-asian="12pt" style:font-weight-asian="normal" style:font-size-complex="12pt"/>
    </style:style>
    <style:style style:name="T49" style:family="text">
      <style:text-properties style:use-window-font-color="true" loext:opacity="0%" fo:font-size="12pt" fo:font-weight="normal" officeooo:rsid="059598fc" style:font-size-asian="12pt" style:font-weight-asian="normal" style:font-size-complex="12pt"/>
    </style:style>
    <style:style style:name="T50" style:family="text">
      <style:text-properties style:use-window-font-color="true" loext:opacity="0%" fo:font-size="12pt" fo:font-weight="normal" officeooo:rsid="048dc168" style:font-size-asian="12pt" style:font-weight-asian="normal" style:font-size-complex="12pt"/>
    </style:style>
    <style:style style:name="T51" style:family="text">
      <style:text-properties style:use-window-font-color="true" loext:opacity="0%" fo:font-size="12pt" fo:font-weight="normal" officeooo:rsid="0592ca83" style:font-size-asian="12pt" style:font-weight-asian="normal" style:font-size-complex="12pt"/>
    </style:style>
    <style:style style:name="T52" style:family="text">
      <style:text-properties style:use-window-font-color="true" loext:opacity="0%" fo:font-size="12pt" fo:font-weight="normal" officeooo:rsid="048e427e" style:font-size-asian="12pt" style:font-weight-asian="normal" style:font-size-complex="12pt"/>
    </style:style>
    <style:style style:name="T53" style:family="text">
      <style:text-properties style:use-window-font-color="true" loext:opacity="0%" fo:font-size="12pt" fo:font-weight="normal" officeooo:rsid="049dab09" style:font-size-asian="12pt" style:font-weight-asian="normal" style:font-size-complex="12pt"/>
    </style:style>
    <style:style style:name="T54" style:family="text">
      <style:text-properties style:use-window-font-color="true" loext:opacity="0%" fo:font-size="12pt" fo:font-weight="normal" officeooo:rsid="05f9b9a7" style:font-size-asian="12pt" style:font-weight-asian="normal" style:font-size-complex="12pt"/>
    </style:style>
    <style:style style:name="T55" style:family="text">
      <style:text-properties style:use-window-font-color="true" loext:opacity="0%" fo:font-size="12pt" fo:font-weight="normal" officeooo:rsid="05a3a837" style:font-size-asian="12pt" style:font-weight-asian="normal" style:font-size-complex="12pt"/>
    </style:style>
    <style:style style:name="T56" style:family="text">
      <style:text-properties style:use-window-font-color="true" loext:opacity="0%" fo:font-size="12pt" fo:font-weight="normal" officeooo:rsid="05c8d16c" style:font-size-asian="12pt" style:font-weight-asian="normal" style:font-size-complex="12pt"/>
    </style:style>
    <style:style style:name="T57" style:family="text">
      <style:text-properties style:use-window-font-color="true" loext:opacity="0%" fo:font-size="12pt" fo:font-weight="normal" officeooo:rsid="05f6576b" style:font-size-asian="12pt" style:font-weight-asian="normal" style:font-size-complex="12pt"/>
    </style:style>
    <style:style style:name="T58" style:family="text">
      <style:text-properties style:use-window-font-color="true" loext:opacity="0%" fo:font-size="12pt" fo:font-weight="normal" officeooo:rsid="05a50ca6" style:font-size-asian="12pt" style:font-weight-asian="normal" style:font-size-complex="12pt"/>
    </style:style>
    <style:style style:name="T59" style:family="text">
      <style:text-properties style:use-window-font-color="true" loext:opacity="0%" fo:font-size="12pt" fo:font-weight="normal" officeooo:rsid="05af9a24" style:font-size-asian="12pt" style:font-weight-asian="normal" style:font-size-complex="12pt"/>
    </style:style>
    <style:style style:name="T60" style:family="text">
      <style:text-properties style:use-window-font-color="true" loext:opacity="0%" fo:font-size="12pt" fo:font-weight="normal" officeooo:rsid="05b5e17f" style:font-size-asian="12pt" style:font-weight-asian="normal" style:font-size-complex="12pt"/>
    </style:style>
    <style:style style:name="T61" style:family="text">
      <style:text-properties style:use-window-font-color="true" loext:opacity="0%" fo:font-size="12pt" fo:font-weight="normal" officeooo:rsid="05ac615d" style:font-size-asian="12pt" style:font-weight-asian="normal" style:font-size-complex="12pt"/>
    </style:style>
    <style:style style:name="T62" style:family="text">
      <style:text-properties style:use-window-font-color="true" loext:opacity="0%" fo:font-size="12pt" fo:font-weight="normal" officeooo:rsid="05fe0a12" style:font-size-asian="12pt" style:font-weight-asian="normal" style:font-size-complex="12pt"/>
    </style:style>
    <style:style style:name="T63" style:family="text">
      <style:text-properties style:use-window-font-color="true" loext:opacity="0%" fo:font-size="12pt" fo:font-weight="normal" officeooo:rsid="05bb410a" style:font-size-asian="12pt" style:font-weight-asian="normal" style:font-size-complex="12pt"/>
    </style:style>
    <style:style style:name="T64" style:family="text">
      <style:text-properties style:use-window-font-color="true" loext:opacity="0%" fo:font-size="12pt" fo:font-weight="normal" officeooo:rsid="05acbb4d" style:font-size-asian="12pt" style:font-weight-asian="normal" style:font-size-complex="12pt"/>
    </style:style>
    <style:style style:name="T65" style:family="text">
      <style:text-properties style:use-window-font-color="true" loext:opacity="0%" fo:font-size="12pt" fo:font-weight="normal" officeooo:rsid="060d8b7a" style:font-size-asian="12pt" style:font-weight-asian="normal" style:font-size-complex="12pt"/>
    </style:style>
    <style:style style:name="T66" style:family="text">
      <style:text-properties style:use-window-font-color="true" loext:opacity="0%" fo:font-size="12pt" fo:font-weight="normal" officeooo:rsid="05acbb4d" style:font-size-asian="12pt" style:font-weight-asian="normal" style:font-size-complex="12pt" style:language-complex="he" style:country-complex="IL"/>
    </style:style>
    <style:style style:name="T67" style:family="text">
      <style:text-properties style:use-window-font-color="true" loext:opacity="0%" fo:font-size="12pt" fo:font-weight="normal" officeooo:rsid="060da64e" style:font-size-asian="12pt" style:font-weight-asian="normal" style:font-size-complex="12pt"/>
    </style:style>
    <style:style style:name="T68" style:family="text">
      <style:text-properties style:use-window-font-color="true" loext:opacity="0%" fo:font-size="12pt" fo:font-weight="normal" officeooo:rsid="05c5aa16" style:font-size-asian="12pt" style:font-weight-asian="normal" style:font-size-complex="12pt"/>
    </style:style>
    <style:style style:name="T69" style:family="text">
      <style:text-properties style:use-window-font-color="true" loext:opacity="0%" fo:font-size="12pt" fo:font-weight="normal" officeooo:rsid="05ae35dc" style:font-size-asian="12pt" style:font-weight-asian="normal" style:font-size-complex="12pt"/>
    </style:style>
    <style:style style:name="T70" style:family="text">
      <style:text-properties style:use-window-font-color="true" loext:opacity="0%" fo:font-size="12pt" fo:font-weight="normal" officeooo:rsid="05d6c0c1" style:font-size-asian="12pt" style:font-weight-asian="normal" style:font-size-complex="12pt"/>
    </style:style>
    <style:style style:name="T71" style:family="text">
      <style:text-properties style:use-window-font-color="true" loext:opacity="0%" fo:font-size="12pt" fo:font-weight="normal" officeooo:rsid="06b0b85a" style:font-size-asian="12pt" style:font-weight-asian="normal" style:font-size-complex="12pt"/>
    </style:style>
    <style:style style:name="T72" style:family="text">
      <style:text-properties style:use-window-font-color="true" loext:opacity="0%" fo:font-size="12pt" fo:font-weight="normal" officeooo:rsid="06b72764" style:font-size-asian="12pt" style:font-weight-asian="normal" style:font-size-complex="12pt"/>
    </style:style>
    <style:style style:name="T73" style:family="text">
      <style:text-properties style:use-window-font-color="true" loext:opacity="0%" fo:font-size="12pt" fo:font-weight="normal" officeooo:rsid="06b76b92" style:font-size-asian="12pt" style:font-weight-asian="normal" style:font-size-complex="12pt"/>
    </style:style>
    <style:style style:name="T74" style:family="text">
      <style:text-properties style:use-window-font-color="true" loext:opacity="0%" fo:font-size="12pt" fo:font-weight="normal" officeooo:rsid="05b29d91" style:font-size-asian="12pt" style:font-weight-asian="normal" style:font-size-complex="12pt"/>
    </style:style>
    <style:style style:name="T75" style:family="text">
      <style:text-properties style:use-window-font-color="true" loext:opacity="0%" fo:font-size="12pt" fo:font-weight="normal" officeooo:rsid="06b297b6" style:font-size-asian="12pt" style:font-weight-asian="normal" style:font-size-complex="12pt"/>
    </style:style>
    <style:style style:name="T76" style:family="text">
      <style:text-properties style:use-window-font-color="true" loext:opacity="0%" fo:font-size="12pt" fo:font-weight="normal" officeooo:rsid="06bdb11c" style:font-size-asian="12pt" style:font-weight-asian="normal" style:font-size-complex="12pt"/>
    </style:style>
    <style:style style:name="T77" style:family="text">
      <style:text-properties style:use-window-font-color="true" loext:opacity="0%" fo:font-size="12pt" fo:font-weight="normal" officeooo:rsid="06bec578" style:font-size-asian="12pt" style:font-weight-asian="normal" style:font-size-complex="12pt"/>
    </style:style>
    <style:style style:name="T78" style:family="text">
      <style:text-properties style:use-window-font-color="true" loext:opacity="0%" fo:font-size="12pt" fo:language="he" fo:country="IL" fo:font-weight="normal" officeooo:rsid="05acbb4d" style:font-size-asian="12pt" style:font-weight-asian="normal" style:font-size-complex="12pt"/>
    </style:style>
    <style:style style:name="T79" style:family="text">
      <style:text-properties style:use-window-font-color="true" loext:opacity="0%" style:font-name="David CLM" fo:font-size="12pt" fo:font-weight="normal" officeooo:rsid="06b0b85a" style:font-name-asian="David CLM" style:font-size-asian="12pt" style:font-weight-asian="normal" style:font-name-complex="David CLM" style:font-size-complex="12pt"/>
    </style:style>
    <style:style style:name="T80" style:family="text">
      <style:text-properties style:use-window-font-color="true" loext:opacity="0%" style:font-name="David CLM1" fo:font-size="12pt" fo:font-weight="normal" officeooo:rsid="06d8c079" style:font-size-asian="12pt" style:font-weight-asian="normal" style:font-name-complex="David CLM1" style:font-size-complex="12pt"/>
    </style:style>
    <style:style style:name="T81" style:family="text">
      <style:text-properties style:use-window-font-color="true" loext:opacity="0%" style:font-name="David CLM1" fo:font-size="12pt" fo:font-weight="normal" officeooo:rsid="06db24f0" style:font-size-asian="12pt" style:font-weight-asian="normal" style:font-name-complex="David CLM1" style:font-size-complex="12pt"/>
    </style:style>
    <style:style style:name="T82" style:family="text">
      <style:text-properties style:use-window-font-color="true" loext:opacity="0%" style:font-name="David CLM1" fo:font-size="12pt" fo:font-weight="normal" officeooo:rsid="069396f5" style:font-size-asian="12pt" style:font-weight-asian="normal" style:font-name-complex="David CLM1" style:font-size-complex="12pt"/>
    </style:style>
    <style:style style:name="T83" style:family="text">
      <style:text-properties style:use-window-font-color="true" loext:opacity="0%" style:font-name="David CLM1" fo:font-size="12pt" fo:font-weight="normal" officeooo:rsid="06c6ca83" style:font-size-asian="12pt" style:font-weight-asian="normal" style:font-name-complex="David CLM1" style:font-size-complex="12pt"/>
    </style:style>
    <style:style style:name="T84" style:family="text">
      <style:text-properties style:use-window-font-color="true" loext:opacity="0%" style:font-name="David CLM1" fo:font-size="12pt" fo:font-weight="normal" officeooo:rsid="0639b32c" style:font-size-asian="12pt" style:font-weight-asian="normal" style:font-name-complex="David CLM1" style:font-size-complex="12pt"/>
    </style:style>
    <style:style style:name="T85" style:family="text">
      <style:text-properties style:use-window-font-color="true" loext:opacity="0%" style:font-name="David CLM1" fo:font-size="12pt" fo:font-weight="normal" officeooo:rsid="0639f2f8" style:font-size-asian="12pt" style:font-weight-asian="normal" style:font-name-complex="David CLM1" style:font-size-complex="12pt" style:font-weight-complex="normal"/>
    </style:style>
    <style:style style:name="T86" style:family="text">
      <style:text-properties style:use-window-font-color="true" loext:opacity="0%" style:font-name="David CLM1" fo:font-size="12pt" fo:font-weight="normal" officeooo:rsid="0639b32c" style:font-size-asian="12pt" style:font-weight-asian="normal" style:font-name-complex="David CLM1" style:font-size-complex="12pt" style:font-weight-complex="normal"/>
    </style:style>
    <style:style style:name="T87" style:family="text">
      <style:text-properties style:use-window-font-color="true" loext:opacity="0%" style:font-name="David CLM1" fo:font-size="12pt" fo:font-weight="normal" officeooo:rsid="063d1f44" style:font-size-asian="12pt" style:font-weight-asian="normal" style:font-name-complex="David CLM1" style:font-size-complex="12pt" style:font-weight-complex="normal"/>
    </style:style>
    <style:style style:name="T88" style:family="text">
      <style:text-properties style:use-window-font-color="true" loext:opacity="0%" style:font-name="David CLM1" fo:font-size="12pt" fo:font-weight="normal" officeooo:rsid="063ecd22" style:font-size-asian="12pt" style:font-weight-asian="normal" style:font-name-complex="David CLM1" style:font-size-complex="12pt" style:font-weight-complex="normal"/>
    </style:style>
    <style:style style:name="T89" style:family="text">
      <style:text-properties style:use-window-font-color="true" loext:opacity="0%" style:font-name="David CLM1" fo:font-size="12pt" fo:font-weight="normal" officeooo:rsid="06c778e8" style:font-size-asian="12pt" style:font-weight-asian="normal" style:font-name-complex="David CLM1" style:font-size-complex="12pt" style:font-weight-complex="normal"/>
    </style:style>
    <style:style style:name="T90" style:family="text">
      <style:text-properties style:use-window-font-color="true" loext:opacity="0%" style:font-name="David CLM1" fo:font-size="12pt" fo:font-weight="normal" officeooo:rsid="048e427e" style:font-size-asian="12pt" style:font-weight-asian="normal" style:font-name-complex="David CLM1" style:font-size-complex="12pt" style:font-weight-complex="normal"/>
    </style:style>
    <style:style style:name="T91" style:family="text">
      <style:text-properties style:use-window-font-color="true" loext:opacity="0%" style:font-name="David CLM1" fo:font-size="12pt" fo:font-weight="normal" officeooo:rsid="0592ca83" style:font-size-asian="12pt" style:font-weight-asian="normal" style:font-name-complex="David CLM1" style:font-size-complex="12pt" style:font-weight-complex="normal"/>
    </style:style>
    <style:style style:name="T92" style:family="text">
      <style:text-properties style:use-window-font-color="true" loext:opacity="0%" style:font-name="David CLM1" fo:font-size="12pt" fo:font-weight="normal" officeooo:rsid="06f8a4e4" style:font-size-asian="12pt" style:font-weight-asian="normal" style:font-name-complex="David CLM1" style:font-size-complex="12pt" style:font-weight-complex="normal"/>
    </style:style>
    <style:style style:name="T93" style:family="text">
      <style:text-properties style:use-window-font-color="true" loext:opacity="0%" style:font-name="David CLM1" fo:font-size="12pt" fo:font-weight="normal" officeooo:rsid="070116eb" style:font-size-asian="12pt" style:font-weight-asian="normal" style:font-name-complex="David CLM1" style:font-size-complex="12pt" style:font-weight-complex="normal"/>
    </style:style>
    <style:style style:name="T94" style:family="text">
      <style:text-properties style:use-window-font-color="true" loext:opacity="0%" style:font-name="David CLM1" fo:font-size="12pt" fo:font-weight="normal" officeooo:rsid="07032d7d" style:font-size-asian="12pt" style:font-weight-asian="normal" style:font-name-complex="David CLM1" style:font-size-complex="12pt" style:font-weight-complex="normal"/>
    </style:style>
    <style:style style:name="T95" style:family="text">
      <style:text-properties style:use-window-font-color="true" loext:opacity="0%" style:font-name="David CLM1" fo:font-size="12pt" fo:font-weight="normal" officeooo:rsid="07242e92" style:font-size-asian="12pt" style:font-weight-asian="normal" style:font-name-complex="David CLM1" style:font-size-complex="12pt" style:font-weight-complex="normal"/>
    </style:style>
    <style:style style:name="T96" style:family="text">
      <style:text-properties style:use-window-font-color="true" loext:opacity="0%" style:font-name="David CLM1" fo:font-size="12pt" fo:font-weight="normal" officeooo:rsid="0724897d" style:font-size-asian="12pt" style:font-weight-asian="normal" style:font-name-complex="David CLM1" style:font-size-complex="12pt" style:font-weight-complex="normal"/>
    </style:style>
    <style:style style:name="T97" style:family="text">
      <style:text-properties style:use-window-font-color="true" loext:opacity="0%" style:font-name="David CLM1" fo:font-size="12pt" fo:font-weight="normal" officeooo:rsid="0726e28d" style:font-size-asian="12pt" style:font-weight-asian="normal" style:font-name-complex="David CLM1" style:font-size-complex="12pt" style:font-weight-complex="normal"/>
    </style:style>
    <style:style style:name="T98" style:family="text">
      <style:text-properties style:use-window-font-color="true" loext:opacity="0%" style:font-name="David CLM1" fo:font-size="12pt" fo:font-weight="normal" officeooo:rsid="0726e76a" style:font-size-asian="12pt" style:font-weight-asian="normal" style:font-name-complex="David CLM1" style:font-size-complex="12pt" style:font-weight-complex="normal"/>
    </style:style>
    <style:style style:name="T99" style:family="text">
      <style:text-properties style:use-window-font-color="true" loext:opacity="0%" style:font-name="David CLM1" fo:font-size="12pt" fo:font-weight="normal" officeooo:rsid="0727142f" style:font-size-asian="12pt" style:font-weight-asian="normal" style:font-name-complex="David CLM1" style:font-size-complex="12pt" style:font-weight-complex="normal"/>
    </style:style>
    <style:style style:name="T100" style:family="text">
      <style:text-properties style:use-window-font-color="true" loext:opacity="0%" style:font-name="David CLM1" fo:font-size="12pt" fo:font-weight="normal" officeooo:rsid="0727bf60" style:font-size-asian="12pt" style:font-weight-asian="normal" style:font-name-complex="David CLM1" style:font-size-complex="12pt" style:font-weight-complex="normal"/>
    </style:style>
    <style:style style:name="T101" style:family="text">
      <style:text-properties style:use-window-font-color="true" loext:opacity="0%" style:font-name="David CLM1" fo:font-size="12pt" fo:font-weight="normal" officeooo:rsid="0756df77" style:font-size-asian="12pt" style:font-weight-asian="normal" style:font-name-complex="David CLM1" style:font-size-complex="12pt" style:font-weight-complex="normal"/>
    </style:style>
    <style:style style:name="T102" style:family="text">
      <style:text-properties style:use-window-font-color="true" loext:opacity="0%" style:font-name="David CLM1" fo:font-size="12pt" fo:font-weight="normal" officeooo:rsid="0498cae6" style:font-size-asian="12pt" style:font-weight-asian="normal" style:font-name-complex="David CLM1" style:font-size-complex="12pt"/>
    </style:style>
    <style:style style:name="T103" style:family="text">
      <style:text-properties style:use-window-font-color="true" loext:opacity="0%" style:font-name="David CLM1" fo:font-size="12pt" fo:font-weight="normal" officeooo:rsid="04836e86" style:font-size-asian="12pt" style:font-weight-asian="normal" style:font-name-complex="David CLM1" style:font-size-complex="12pt"/>
    </style:style>
    <style:style style:name="T104" style:family="text">
      <style:text-properties style:use-window-font-color="true" loext:opacity="0%" style:font-name="David CLM1" fo:font-size="12pt" fo:font-weight="normal" officeooo:rsid="04803052" style:font-size-asian="12pt" style:font-weight-asian="normal" style:font-name-complex="David CLM1" style:font-size-complex="12pt"/>
    </style:style>
    <style:style style:name="T105" style:family="text">
      <style:text-properties style:use-window-font-color="true" loext:opacity="0%" style:font-name="David CLM1" fo:font-size="12pt" fo:font-weight="normal" officeooo:rsid="04996f3c" style:font-size-asian="12pt" style:font-weight-asian="normal" style:font-name-complex="David CLM1" style:font-size-complex="12pt"/>
    </style:style>
    <style:style style:name="T106" style:family="text">
      <style:text-properties style:use-window-font-color="true" loext:opacity="0%" style:font-name="David CLM1" fo:font-size="12pt" fo:font-weight="normal" officeooo:rsid="049dab09" style:font-size-asian="12pt" style:font-weight-asian="normal" style:font-name-complex="David CLM1" style:font-size-complex="12pt"/>
    </style:style>
    <style:style style:name="T107" style:family="text">
      <style:text-properties style:use-window-font-color="true" loext:opacity="0%" style:font-name="David CLM1" fo:font-size="12pt" fo:font-style="italic" fo:font-weight="normal" officeooo:rsid="0639b32c" style:font-size-asian="12pt" style:font-style-asian="italic" style:font-weight-asian="normal" style:font-name-complex="David CLM1" style:font-size-complex="12pt" style:font-style-complex="italic" style:font-weight-complex="normal"/>
    </style:style>
    <style:style style:name="T108" style:family="text">
      <style:text-properties style:use-window-font-color="true" loext:opacity="0%" style:font-name="David CLM1" fo:font-size="12pt" fo:font-style="italic" fo:font-weight="normal" officeooo:rsid="0639f2f8" style:font-size-asian="12pt" style:font-style-asian="italic" style:font-weight-asian="normal" style:font-name-complex="David CLM1" style:font-size-complex="12pt" style:font-style-complex="italic" style:font-weight-complex="normal"/>
    </style:style>
    <style:style style:name="T109" style:family="text">
      <style:text-properties style:use-window-font-color="true" loext:opacity="0%" style:font-name="David CLM1" fo:font-size="12pt" fo:font-style="italic" fo:font-weight="normal" officeooo:rsid="07032d7d" style:font-size-asian="12pt" style:font-style-asian="italic" style:font-weight-asian="normal" style:font-name-complex="David CLM1" style:font-size-complex="12pt" style:font-style-complex="italic" style:font-weight-complex="normal"/>
    </style:style>
    <style:style style:name="T110" style:family="text">
      <style:text-properties style:use-window-font-color="true" loext:opacity="0%" style:font-name="David CLM1" fo:font-size="12pt" fo:font-style="italic" fo:font-weight="normal" officeooo:rsid="070116eb" style:font-size-asian="12pt" style:font-style-asian="italic" style:font-weight-asian="normal" style:font-name-complex="David CLM1" style:font-size-complex="12pt" style:font-style-complex="italic" style:font-weight-complex="normal"/>
    </style:style>
    <style:style style:name="T111" style:family="text">
      <style:text-properties style:use-window-font-color="true" loext:opacity="0%" style:font-name="David CLM1" fo:font-size="12pt" fo:font-style="italic" fo:font-weight="normal" officeooo:rsid="04803052" style:font-size-asian="12pt" style:font-style-asian="italic" style:font-weight-asian="normal" style:font-name-complex="David CLM1" style:font-size-complex="12pt" style:font-style-complex="italic"/>
    </style:style>
    <style:style style:name="T112" style:family="text">
      <style:text-properties style:use-window-font-color="true" loext:opacity="0%" style:font-name="David CLM1" fo:font-size="12pt" fo:font-style="italic" style:font-size-asian="12pt" style:font-style-asian="italic" style:font-name-complex="David CLM1" style:font-size-complex="12pt"/>
    </style:style>
    <style:style style:name="T113" style:family="text">
      <style:text-properties style:use-window-font-color="true" loext:opacity="0%" style:font-name="David CLM1" fo:font-size="12pt" fo:font-style="italic" style:font-size-asian="12pt" style:font-style-asian="italic" style:font-name-complex="David CLM1" style:font-size-complex="12pt" style:font-style-complex="italic"/>
    </style:style>
    <style:style style:name="T114" style:family="text">
      <style:text-properties style:use-window-font-color="true" loext:opacity="0%" style:font-name="David CLM1" fo:font-size="12pt" fo:font-style="italic" officeooo:rsid="075e3854" style:font-size-asian="12pt" style:font-style-asian="italic" style:font-name-complex="David CLM1" style:font-size-complex="12pt"/>
    </style:style>
    <style:style style:name="T115" style:family="text">
      <style:text-properties style:use-window-font-color="true" loext:opacity="0%" style:font-name="David CLM1" fo:font-size="12pt" fo:font-style="italic" officeooo:rsid="0764069c" style:font-size-asian="12pt" style:font-style-asian="italic" style:font-name-complex="David CLM1" style:font-size-complex="12pt"/>
    </style:style>
    <style:style style:name="T116" style:family="text">
      <style:text-properties style:use-window-font-color="true" loext:opacity="0%" style:font-name="David CLM1" fo:font-size="12pt" fo:font-weight="bold" officeooo:rsid="0639f2f8" style:font-size-asian="12pt" style:font-weight-asian="bold" style:font-name-complex="David CLM1" style:font-size-complex="12pt" style:font-weight-complex="bold"/>
    </style:style>
    <style:style style:name="T117" style:family="text">
      <style:text-properties style:use-window-font-color="true" loext:opacity="0%" style:font-name="David CLM1" fo:font-size="12pt" fo:font-weight="bold" officeooo:rsid="07242e92" style:font-size-asian="12pt" style:font-weight-asian="bold" style:font-name-complex="David CLM1" style:font-size-complex="12pt" style:font-weight-complex="bold"/>
    </style:style>
    <style:style style:name="T118" style:family="text">
      <style:text-properties style:use-window-font-color="true" loext:opacity="0%" style:font-name="David CLM1" fo:font-size="12pt" fo:font-weight="bold" officeooo:rsid="07399a00" style:font-size-asian="12pt" style:font-weight-asian="bold" style:font-name-complex="David CLM1" style:font-size-complex="12pt" style:font-weight-complex="bold"/>
    </style:style>
    <style:style style:name="T119" style:family="text">
      <style:text-properties style:use-window-font-color="true" loext:opacity="0%" style:font-name="David CLM1" fo:font-size="12pt" fo:font-weight="bold" officeooo:rsid="0756df77" style:font-size-asian="12pt" style:font-weight-asian="bold" style:font-name-complex="David CLM1" style:font-size-complex="12pt" style:font-weight-complex="bold"/>
    </style:style>
    <style:style style:name="T120" style:family="text">
      <style:text-properties style:use-window-font-color="true" loext:opacity="0%" style:font-name="David CLM1" fo:font-size="12pt" fo:font-weight="bold" officeooo:rsid="06c8be86" style:font-size-asian="12pt" style:font-weight-asian="bold" style:font-name-complex="David CLM1" style:font-size-complex="12pt" style:font-weight-complex="bold"/>
    </style:style>
    <style:style style:name="T121" style:family="text">
      <style:text-properties style:use-window-font-color="true" loext:opacity="0%" style:font-name="David CLM1" fo:font-size="12pt" fo:font-weight="bold" officeooo:rsid="0695e027" style:font-size-asian="12pt" style:font-weight-asian="bold" style:font-name-complex="David CLM1" style:font-size-complex="12pt" style:font-weight-complex="bold"/>
    </style:style>
    <style:style style:name="T122" style:family="text">
      <style:text-properties style:use-window-font-color="true" loext:opacity="0%" style:font-name="David CLM1" fo:font-size="12pt" fo:language="en" fo:country="US" fo:font-weight="normal" style:font-size-asian="12pt" style:font-weight-asian="normal" style:font-name-complex="David CLM1" style:font-size-complex="12pt" style:font-weight-complex="normal"/>
    </style:style>
    <style:style style:name="T123" style:family="text">
      <style:text-properties style:use-window-font-color="true" loext:opacity="0%" style:font-name="David CLM1" fo:font-size="12pt" fo:language="en" fo:country="US" fo:font-weight="normal" officeooo:rsid="0497c241" style:font-size-asian="12pt" style:font-weight-asian="normal" style:font-name-complex="David CLM1" style:font-size-complex="12pt" style:font-weight-complex="normal"/>
    </style:style>
    <style:style style:name="T124" style:family="text">
      <style:text-properties style:use-window-font-color="true" loext:opacity="0%" style:font-name="David CLM1" fo:font-size="12pt" fo:language="en" fo:country="US" fo:font-weight="normal" officeooo:rsid="047f464b" style:font-size-asian="12pt" style:font-weight-asian="normal" style:font-name-complex="David CLM1" style:font-size-complex="12pt" style:font-weight-complex="normal"/>
    </style:style>
    <style:style style:name="T125" style:family="text">
      <style:text-properties style:use-window-font-color="true" loext:opacity="0%" style:font-name="David CLM1" fo:font-size="12pt" fo:language="en" fo:country="US" fo:font-weight="normal" officeooo:rsid="04803052" style:font-size-asian="12pt" style:font-weight-asian="normal" style:font-name-complex="David CLM1" style:font-size-complex="12pt" style:font-weight-complex="normal"/>
    </style:style>
    <style:style style:name="T126" style:family="text">
      <style:text-properties style:use-window-font-color="true" loext:opacity="0%" style:font-name="David CLM1" fo:font-size="12pt" fo:language="en" fo:country="US" fo:font-weight="normal" officeooo:rsid="0480a0b0" style:font-size-asian="12pt" style:font-weight-asian="normal" style:font-name-complex="David CLM1" style:font-size-complex="12pt" style:font-weight-complex="normal"/>
    </style:style>
    <style:style style:name="T127" style:family="text">
      <style:text-properties style:use-window-font-color="true" loext:opacity="0%" style:font-name="David CLM1" fo:font-size="12pt" fo:language="en" fo:country="US" fo:font-weight="normal" officeooo:rsid="06f48238" style:font-size-asian="12pt" style:font-weight-asian="normal" style:font-name-complex="David CLM1" style:font-size-complex="12pt" style:font-weight-complex="normal"/>
    </style:style>
    <style:style style:name="T128" style:family="text">
      <style:text-properties style:use-window-font-color="true" loext:opacity="0%" style:font-name="David CLM1" fo:font-size="12pt" fo:language="en" fo:country="US" fo:font-weight="normal" officeooo:rsid="04f9b582" style:font-size-asian="12pt" style:font-weight-asian="normal" style:font-name-complex="David CLM1" style:font-size-complex="12pt" style:font-weight-complex="normal"/>
    </style:style>
    <style:style style:name="T129" style:family="text">
      <style:text-properties style:use-window-font-color="true" loext:opacity="0%" style:font-name="David CLM1" fo:font-size="12pt" fo:language="en" fo:country="US" fo:font-weight="normal" officeooo:rsid="04fa7ba5" style:font-size-asian="12pt" style:font-weight-asian="normal" style:font-name-complex="David CLM1" style:font-size-complex="12pt" style:font-weight-complex="normal"/>
    </style:style>
    <style:style style:name="T130" style:family="text">
      <style:text-properties style:use-window-font-color="true" loext:opacity="0%" style:font-name="David CLM1" fo:font-size="12pt" fo:language="en" fo:country="US" fo:font-weight="normal" officeooo:rsid="0491348b" style:font-size-asian="12pt" style:font-weight-asian="normal" style:font-name-complex="David CLM1" style:font-size-complex="12pt" style:font-weight-complex="normal"/>
    </style:style>
    <style:style style:name="T131" style:family="text">
      <style:text-properties style:use-window-font-color="true" loext:opacity="0%" style:font-name="David CLM1" fo:font-size="12pt" fo:language="en" fo:country="US" fo:font-weight="normal" officeooo:rsid="048dc168" style:font-size-asian="12pt" style:font-weight-asian="normal" style:font-name-complex="David CLM1" style:font-size-complex="12pt" style:font-weight-complex="normal"/>
    </style:style>
    <style:style style:name="T132" style:family="text">
      <style:text-properties style:use-window-font-color="true" loext:opacity="0%" style:font-name="David CLM1" fo:font-size="12pt" fo:language="en" fo:country="US" fo:font-weight="normal" officeooo:rsid="049aea3d" style:font-size-asian="12pt" style:font-weight-asian="normal" style:font-name-complex="David CLM1" style:font-size-complex="12pt" style:font-weight-complex="normal"/>
    </style:style>
    <style:style style:name="T133" style:family="text">
      <style:text-properties style:use-window-font-color="true" loext:opacity="0%" style:font-name="David CLM1" fo:font-size="12pt" fo:language="en" fo:country="US" fo:font-weight="normal" officeooo:rsid="0701fd4a" style:font-size-asian="12pt" style:font-weight-asian="normal" style:font-name-complex="David CLM1" style:font-size-complex="12pt" style:font-weight-complex="normal"/>
    </style:style>
    <style:style style:name="T134" style:family="text">
      <style:text-properties style:use-window-font-color="true" loext:opacity="0%" style:font-name="David CLM1" fo:font-size="12pt" fo:language="en" fo:country="US" fo:font-weight="normal" officeooo:rsid="070116eb" style:font-size-asian="12pt" style:font-weight-asian="normal" style:font-name-complex="David CLM1" style:font-size-complex="12pt" style:font-weight-complex="normal"/>
    </style:style>
    <style:style style:name="T135" style:family="text">
      <style:text-properties style:use-window-font-color="true" loext:opacity="0%" style:font-name="David CLM1" fo:font-size="12pt" fo:language="en" fo:country="US" fo:font-weight="normal" officeooo:rsid="07069e65" style:font-size-asian="12pt" style:font-weight-asian="normal" style:font-name-complex="David CLM1" style:font-size-complex="12pt" style:font-weight-complex="normal"/>
    </style:style>
    <style:style style:name="T136" style:family="text">
      <style:text-properties style:use-window-font-color="true" loext:opacity="0%" style:font-name="David CLM1" fo:font-size="12pt" fo:language="en" fo:country="US" fo:font-weight="normal" officeooo:rsid="071b8191" style:font-size-asian="12pt" style:font-weight-asian="normal" style:font-name-complex="David CLM1" style:font-size-complex="12pt" style:font-weight-complex="normal"/>
    </style:style>
    <style:style style:name="T137" style:family="text">
      <style:text-properties style:use-window-font-color="true" loext:opacity="0%" style:font-name="David CLM1" fo:font-size="12pt" fo:language="en" fo:country="US" fo:font-weight="normal" officeooo:rsid="071c98ad" style:font-size-asian="12pt" style:font-weight-asian="normal" style:font-name-complex="David CLM1" style:font-size-complex="12pt" style:font-weight-complex="normal"/>
    </style:style>
    <style:style style:name="T138" style:family="text">
      <style:text-properties style:use-window-font-color="true" loext:opacity="0%" style:font-name="David CLM1" fo:font-size="12pt" fo:language="en" fo:country="US" fo:font-weight="normal" officeooo:rsid="071d9d38" style:font-size-asian="12pt" style:font-weight-asian="normal" style:font-name-complex="David CLM1" style:font-size-complex="12pt" style:font-weight-complex="normal"/>
    </style:style>
    <style:style style:name="T139" style:family="text">
      <style:text-properties style:use-window-font-color="true" loext:opacity="0%" style:font-name="David CLM1" fo:font-size="12pt" fo:language="en" fo:country="US" fo:font-weight="normal" officeooo:rsid="07242e92" style:font-size-asian="12pt" style:font-weight-asian="normal" style:font-name-complex="David CLM1" style:font-size-complex="12pt" style:font-weight-complex="normal"/>
    </style:style>
    <style:style style:name="T140" style:family="text">
      <style:text-properties style:use-window-font-color="true" loext:opacity="0%" style:font-name="David CLM1" fo:font-size="12pt" fo:language="en" fo:country="US" fo:font-weight="normal" officeooo:rsid="0724897d" style:font-size-asian="12pt" style:font-weight-asian="normal" style:font-name-complex="David CLM1" style:font-size-complex="12pt" style:font-weight-complex="normal"/>
    </style:style>
    <style:style style:name="T141" style:family="text">
      <style:text-properties style:use-window-font-color="true" loext:opacity="0%" style:font-name="David CLM1" fo:font-size="12pt" fo:language="en" fo:country="US" fo:font-weight="normal" officeooo:rsid="0727bf60" style:font-size-asian="12pt" style:font-weight-asian="normal" style:font-name-complex="David CLM1" style:font-size-complex="12pt" style:font-weight-complex="normal"/>
    </style:style>
    <style:style style:name="T142" style:family="text">
      <style:text-properties style:use-window-font-color="true" loext:opacity="0%" style:font-name="David CLM1" fo:font-size="12pt" fo:language="en" fo:country="US" fo:font-weight="normal" officeooo:rsid="072dc6f3" style:font-size-asian="12pt" style:font-weight-asian="normal" style:font-name-complex="David CLM1" style:font-size-complex="12pt" style:font-weight-complex="normal"/>
    </style:style>
    <style:style style:name="T143" style:family="text">
      <style:text-properties style:use-window-font-color="true" loext:opacity="0%" style:font-name="David CLM1" fo:font-size="12pt" fo:language="en" fo:country="US" fo:font-weight="normal" officeooo:rsid="072ef9c0" style:font-size-asian="12pt" style:font-weight-asian="normal" style:font-name-complex="David CLM1" style:font-size-complex="12pt" style:font-weight-complex="normal"/>
    </style:style>
    <style:style style:name="T144" style:family="text">
      <style:text-properties style:use-window-font-color="true" loext:opacity="0%" style:font-name="David CLM1" fo:font-size="12pt" fo:language="en" fo:country="US" fo:font-weight="normal" officeooo:rsid="0733e1ce" style:font-size-asian="12pt" style:font-weight-asian="normal" style:font-name-complex="David CLM1" style:font-size-complex="12pt" style:font-weight-complex="normal"/>
    </style:style>
    <style:style style:name="T145" style:family="text">
      <style:text-properties style:use-window-font-color="true" loext:opacity="0%" style:font-name="David CLM1" fo:font-size="12pt" fo:language="en" fo:country="US" fo:font-weight="normal" officeooo:rsid="07342114" style:font-size-asian="12pt" style:font-weight-asian="normal" style:font-name-complex="David CLM1" style:font-size-complex="12pt" style:font-weight-complex="normal"/>
    </style:style>
    <style:style style:name="T146" style:family="text">
      <style:text-properties style:use-window-font-color="true" loext:opacity="0%" style:font-name="David CLM1" fo:font-size="12pt" fo:language="en" fo:country="US" fo:font-weight="normal" officeooo:rsid="073658dc" style:font-size-asian="12pt" style:font-weight-asian="normal" style:font-name-complex="David CLM1" style:font-size-complex="12pt" style:font-weight-complex="normal"/>
    </style:style>
    <style:style style:name="T147" style:family="text">
      <style:text-properties style:use-window-font-color="true" loext:opacity="0%" style:font-name="David CLM1" fo:font-size="12pt" fo:language="en" fo:country="US" fo:font-weight="normal" officeooo:rsid="07371795" style:font-size-asian="12pt" style:font-weight-asian="normal" style:font-name-complex="David CLM1" style:font-size-complex="12pt" style:font-weight-complex="normal"/>
    </style:style>
    <style:style style:name="T148" style:family="text">
      <style:text-properties style:use-window-font-color="true" loext:opacity="0%" style:font-name="David CLM1" fo:font-size="12pt" fo:language="en" fo:country="US" fo:font-weight="normal" officeooo:rsid="0739756f" style:font-size-asian="12pt" style:font-weight-asian="normal" style:font-name-complex="David CLM1" style:font-size-complex="12pt" style:font-weight-complex="normal"/>
    </style:style>
    <style:style style:name="T149" style:family="text">
      <style:text-properties style:use-window-font-color="true" loext:opacity="0%" style:font-name="David CLM1" fo:font-size="12pt" fo:language="en" fo:country="US" fo:font-weight="normal" officeooo:rsid="07399a00" style:font-size-asian="12pt" style:font-weight-asian="normal" style:font-name-complex="David CLM1" style:font-size-complex="12pt" style:font-weight-complex="normal"/>
    </style:style>
    <style:style style:name="T150" style:family="text">
      <style:text-properties style:use-window-font-color="true" loext:opacity="0%" style:font-name="David CLM1" fo:font-size="12pt" fo:language="en" fo:country="US" fo:font-weight="normal" officeooo:rsid="07423769" style:font-size-asian="12pt" style:font-weight-asian="normal" style:font-name-complex="David CLM1" style:font-size-complex="12pt" style:font-weight-complex="normal"/>
    </style:style>
    <style:style style:name="T151" style:family="text">
      <style:text-properties style:use-window-font-color="true" loext:opacity="0%" style:font-name="David CLM1" fo:font-size="12pt" fo:language="en" fo:country="US" fo:font-weight="normal" officeooo:rsid="07780893" style:font-size-asian="12pt" style:font-weight-asian="normal" style:font-name-complex="David CLM1" style:font-size-complex="12pt" style:font-weight-complex="normal"/>
    </style:style>
    <style:style style:name="T152" style:family="text">
      <style:text-properties style:use-window-font-color="true" loext:opacity="0%" style:font-name="David CLM1" fo:font-size="12pt" fo:language="en" fo:country="US" fo:font-weight="normal" officeooo:rsid="0779297b" style:font-size-asian="12pt" style:font-weight-asian="normal" style:font-name-complex="David CLM1" style:font-size-complex="12pt" style:font-weight-complex="normal"/>
    </style:style>
    <style:style style:name="T153" style:family="text">
      <style:text-properties style:use-window-font-color="true" loext:opacity="0%" style:font-name="David CLM1" fo:font-size="12pt" fo:language="en" fo:country="US" fo:font-weight="normal" officeooo:rsid="077a9edb" style:font-size-asian="12pt" style:font-weight-asian="normal" style:font-name-complex="David CLM1" style:font-size-complex="12pt" style:font-weight-complex="normal"/>
    </style:style>
    <style:style style:name="T154" style:family="text">
      <style:text-properties style:use-window-font-color="true" loext:opacity="0%" style:font-name="David CLM1" fo:font-size="12pt" fo:language="en" fo:country="US" fo:font-weight="normal" officeooo:rsid="077a9fc3" style:font-size-asian="12pt" style:font-weight-asian="normal" style:font-name-complex="David CLM1" style:font-size-complex="12pt" style:font-weight-complex="normal"/>
    </style:style>
    <style:style style:name="T155" style:family="text">
      <style:text-properties style:use-window-font-color="true" loext:opacity="0%" style:font-name="David CLM1" fo:font-size="12pt" fo:language="en" fo:country="US" fo:font-weight="normal" officeooo:rsid="077ba165" style:font-size-asian="12pt" style:font-weight-asian="normal" style:font-name-complex="David CLM1" style:font-size-complex="12pt" style:font-weight-complex="normal"/>
    </style:style>
    <style:style style:name="T156" style:family="text">
      <style:text-properties style:use-window-font-color="true" loext:opacity="0%" style:font-name="David CLM1" fo:font-size="12pt" fo:language="en" fo:country="US" fo:font-weight="normal" officeooo:rsid="077db2d4" style:font-size-asian="12pt" style:font-weight-asian="normal" style:font-name-complex="David CLM1" style:font-size-complex="12pt" style:font-weight-complex="normal"/>
    </style:style>
    <style:style style:name="T157" style:family="text">
      <style:text-properties style:use-window-font-color="true" loext:opacity="0%" style:font-name="David CLM1" fo:font-size="12pt" fo:language="en" fo:country="US" fo:font-weight="normal" style:font-size-asian="10.5pt" style:font-weight-asian="normal" style:font-name-complex="David CLM1" style:font-size-complex="12pt" style:font-weight-complex="normal"/>
    </style:style>
    <style:style style:name="T158" style:family="text">
      <style:text-properties style:use-window-font-color="true" loext:opacity="0%" style:font-name="David CLM1" fo:font-size="12pt" fo:language="en" fo:country="US" fo:font-weight="normal" officeooo:rsid="070b5142" style:font-size-asian="10.5pt" style:font-weight-asian="normal" style:font-name-complex="David CLM1" style:font-size-complex="12pt" style:font-weight-complex="normal"/>
    </style:style>
    <style:style style:name="T159" style:family="text">
      <style:text-properties style:use-window-font-color="true" loext:opacity="0%" style:font-name="David CLM1" fo:font-size="12pt" fo:language="en" fo:country="US" fo:font-weight="normal" officeooo:rsid="07113bf0" style:font-size-asian="10.5pt" style:font-weight-asian="normal" style:font-name-complex="David CLM1" style:font-size-complex="12pt" style:font-weight-complex="normal"/>
    </style:style>
    <style:style style:name="T160" style:family="text">
      <style:text-properties style:use-window-font-color="true" loext:opacity="0%" style:font-name="David CLM1" fo:font-size="12pt" fo:language="en" fo:country="US" fo:font-weight="normal" officeooo:rsid="07108d6e" style:font-size-asian="10.5pt" style:font-weight-asian="normal" style:font-name-complex="David CLM1" style:font-size-complex="12pt" style:font-weight-complex="normal"/>
    </style:style>
    <style:style style:name="T161" style:family="text">
      <style:text-properties style:use-window-font-color="true" loext:opacity="0%" style:font-name="David CLM1" fo:font-size="12pt" fo:language="en" fo:country="US" fo:font-weight="normal" officeooo:rsid="0728db06" style:font-size-asian="10.5pt" style:font-weight-asian="normal" style:font-name-complex="David CLM1" style:font-size-complex="12pt" style:font-weight-complex="normal"/>
    </style:style>
    <style:style style:name="T162" style:family="text">
      <style:text-properties style:use-window-font-color="true" loext:opacity="0%" style:font-name="David CLM1" fo:font-size="12pt" fo:language="en" fo:country="US" fo:font-weight="normal" officeooo:rsid="072abcc9" style:font-size-asian="10.5pt" style:font-weight-asian="normal" style:font-name-complex="David CLM1" style:font-size-complex="12pt" style:font-weight-complex="normal"/>
    </style:style>
    <style:style style:name="T163" style:family="text">
      <style:text-properties style:use-window-font-color="true" loext:opacity="0%" style:font-name="David CLM1" fo:font-size="12pt" fo:language="en" fo:country="US" fo:font-weight="normal" officeooo:rsid="07342114" style:font-size-asian="10.5pt" style:font-weight-asian="normal" style:font-name-complex="David CLM1" style:font-size-complex="12pt" style:font-weight-complex="normal"/>
    </style:style>
    <style:style style:name="T164" style:family="text">
      <style:text-properties style:use-window-font-color="true" loext:opacity="0%" style:font-name="David CLM1" fo:font-size="12pt" fo:language="en" fo:country="US" fo:font-weight="normal" officeooo:rsid="070b7d3f" style:font-size-asian="10.5pt" style:font-weight-asian="normal" style:font-name-complex="David CLM1" style:font-size-complex="12pt" style:font-weight-complex="normal"/>
    </style:style>
    <style:style style:name="T165" style:family="text">
      <style:text-properties style:use-window-font-color="true" loext:opacity="0%" style:font-name="David CLM1" fo:font-size="12pt" fo:language="en" fo:country="US" fo:font-weight="normal" officeooo:rsid="07188e72" style:font-size-asian="10.5pt" style:font-weight-asian="normal" style:font-name-complex="David CLM1" style:font-size-complex="12pt" style:font-weight-complex="normal"/>
    </style:style>
    <style:style style:name="T166" style:family="text">
      <style:text-properties style:use-window-font-color="true" loext:opacity="0%" style:font-name="David CLM1" fo:font-size="12pt" fo:language="en" fo:country="US" fo:font-weight="normal" officeooo:rsid="07407f65" style:font-size-asian="10.5pt" style:font-weight-asian="normal" style:font-name-complex="David CLM1" style:font-size-complex="12pt" style:font-weight-complex="normal"/>
    </style:style>
    <style:style style:name="T167" style:family="text">
      <style:text-properties style:use-window-font-color="true" loext:opacity="0%" style:font-name="David CLM1" fo:font-size="12pt" fo:language="en" fo:country="US" style:font-size-asian="12pt" style:font-name-complex="David CLM1" style:font-size-complex="12pt" style:font-weight-complex="normal"/>
    </style:style>
    <style:style style:name="T168" style:family="text">
      <style:text-properties style:use-window-font-color="true" loext:opacity="0%" style:font-name="David CLM1" fo:font-size="12pt" fo:language="en" fo:country="US" officeooo:rsid="04788eb2" style:font-size-asian="12pt" style:font-name-complex="David CLM1" style:font-size-complex="12pt" style:font-weight-complex="normal"/>
    </style:style>
    <style:style style:name="T169" style:family="text">
      <style:text-properties style:use-window-font-color="true" loext:opacity="0%" style:font-name="David CLM1" fo:font-size="12pt" fo:language="en" fo:country="US" officeooo:rsid="06f48238" style:font-size-asian="12pt" style:font-name-complex="David CLM1" style:font-size-complex="12pt" style:font-weight-complex="normal"/>
    </style:style>
    <style:style style:name="T170" style:family="text">
      <style:text-properties style:use-window-font-color="true" loext:opacity="0%" style:font-name="David CLM1" fo:font-size="12pt" fo:language="en" fo:country="US" officeooo:rsid="06f61565" style:font-size-asian="12pt" style:font-name-complex="David CLM1" style:font-size-complex="12pt" style:font-weight-complex="normal"/>
    </style:style>
    <style:style style:name="T171" style:family="text">
      <style:text-properties style:use-window-font-color="true" loext:opacity="0%" style:font-name="David CLM1" fo:font-size="12pt" fo:language="en" fo:country="US" officeooo:rsid="06f8a4e4" style:font-size-asian="12pt" style:font-name-complex="David CLM1" style:font-size-complex="12pt" style:font-weight-complex="normal"/>
    </style:style>
    <style:style style:name="T172" style:family="text">
      <style:text-properties style:use-window-font-color="true" loext:opacity="0%" style:font-name="David CLM1" fo:font-size="12pt" fo:language="en" fo:country="US" officeooo:rsid="06f183b5" style:font-size-asian="12pt" style:font-name-complex="David CLM1" style:font-size-complex="12pt" style:font-weight-complex="normal"/>
    </style:style>
    <style:style style:name="T173" style:family="text">
      <style:text-properties style:use-window-font-color="true" loext:opacity="0%" style:font-name="David CLM1" fo:font-size="12pt" fo:language="en" fo:country="US" officeooo:rsid="06fab5dd" style:font-size-asian="12pt" style:font-name-complex="David CLM1" style:font-size-complex="12pt" style:font-weight-complex="normal"/>
    </style:style>
    <style:style style:name="T174" style:family="text">
      <style:text-properties style:use-window-font-color="true" loext:opacity="0%" style:font-name="David CLM1" fo:font-size="12pt" fo:language="en" fo:country="US" officeooo:rsid="071d9d38" style:font-size-asian="12pt" style:font-name-complex="David CLM1" style:font-size-complex="12pt" style:font-weight-complex="normal"/>
    </style:style>
    <style:style style:name="T175" style:family="text">
      <style:text-properties style:use-window-font-color="true" loext:opacity="0%" style:font-name="David CLM1" fo:font-size="12pt" fo:language="en" fo:country="US" officeooo:rsid="071f8701" style:font-size-asian="12pt" style:font-name-complex="David CLM1" style:font-size-complex="12pt" style:font-weight-complex="normal"/>
    </style:style>
    <style:style style:name="T176" style:family="text">
      <style:text-properties style:use-window-font-color="true" loext:opacity="0%" style:font-name="David CLM1" fo:font-size="12pt" fo:language="en" fo:country="US" officeooo:rsid="07204aac" style:font-size-asian="12pt" style:font-name-complex="David CLM1" style:font-size-complex="12pt" style:font-weight-complex="normal"/>
    </style:style>
    <style:style style:name="T177" style:family="text">
      <style:text-properties style:use-window-font-color="true" loext:opacity="0%" style:font-name="David CLM1" fo:font-size="12pt" fo:language="en" fo:country="US" officeooo:rsid="0722a5e5" style:font-size-asian="12pt" style:font-name-complex="David CLM1" style:font-size-complex="12pt" style:font-weight-complex="normal"/>
    </style:style>
    <style:style style:name="T178" style:family="text">
      <style:text-properties style:use-window-font-color="true" loext:opacity="0%" style:font-name="David CLM1" fo:font-size="12pt" fo:language="en" fo:country="US" officeooo:rsid="070b7d3f" style:font-size-asian="12pt" style:font-name-complex="David CLM1" style:font-size-complex="12pt" style:font-weight-complex="normal"/>
    </style:style>
    <style:style style:name="T179" style:family="text">
      <style:text-properties style:use-window-font-color="true" loext:opacity="0%" style:font-name="David CLM1" fo:font-size="12pt" fo:language="en" fo:country="US" officeooo:rsid="0745f005" style:font-size-asian="12pt" style:font-name-complex="David CLM1" style:font-size-complex="12pt" style:font-weight-complex="normal"/>
    </style:style>
    <style:style style:name="T180" style:family="text">
      <style:text-properties style:use-window-font-color="true" loext:opacity="0%" style:font-name="David CLM1" fo:font-size="12pt" fo:language="en" fo:country="US" officeooo:rsid="06ed756a" style:font-size-asian="12pt" style:font-name-complex="David CLM1" style:font-size-complex="12pt" style:font-weight-complex="normal"/>
    </style:style>
    <style:style style:name="T181" style:family="text">
      <style:text-properties style:use-window-font-color="true" loext:opacity="0%" style:font-name="David CLM1" fo:font-size="12pt" fo:language="en" fo:country="US" officeooo:rsid="0776e3c5" style:font-size-asian="12pt" style:font-name-complex="David CLM1" style:font-size-complex="12pt" style:font-weight-complex="normal"/>
    </style:style>
    <style:style style:name="T182" style:family="text">
      <style:text-properties style:use-window-font-color="true" loext:opacity="0%" style:font-name="David CLM1" fo:font-size="12pt" fo:language="en" fo:country="US" officeooo:rsid="06e9a4d5" style:font-size-asian="12pt" style:font-name-complex="David CLM1" style:font-size-complex="12pt"/>
    </style:style>
    <style:style style:name="T183" style:family="text">
      <style:text-properties style:use-window-font-color="true" loext:opacity="0%" style:font-name="David CLM1" fo:font-size="12pt" fo:language="en" fo:country="US" officeooo:rsid="06ebde67" style:font-size-asian="12pt" style:font-name-complex="David CLM1" style:font-size-complex="12pt"/>
    </style:style>
    <style:style style:name="T184" style:family="text">
      <style:text-properties style:use-window-font-color="true" loext:opacity="0%" style:font-name="David CLM1" fo:font-size="12pt" fo:language="en" fo:country="US" fo:font-style="italic" officeooo:rsid="06f61565" style:font-size-asian="12pt" style:font-style-asian="italic" style:font-name-complex="David CLM1" style:font-size-complex="12pt" style:font-style-complex="italic" style:font-weight-complex="normal"/>
    </style:style>
    <style:style style:name="T185" style:family="text">
      <style:text-properties style:use-window-font-color="true" loext:opacity="0%" style:font-name="David CLM1" fo:font-size="12pt" fo:language="en" fo:country="US" fo:font-style="italic" officeooo:rsid="071f8701" style:font-size-asian="12pt" style:font-style-asian="italic" style:font-name-complex="David CLM1" style:font-size-complex="12pt" style:font-style-complex="italic" style:font-weight-complex="normal"/>
    </style:style>
    <style:style style:name="T186" style:family="text">
      <style:text-properties style:use-window-font-color="true" loext:opacity="0%" style:font-name="David CLM1" fo:font-size="12pt" fo:language="en" fo:country="US" fo:font-style="italic" fo:font-weight="normal" style:font-size-asian="12pt" style:font-style-asian="italic" style:font-weight-asian="normal" style:font-name-complex="David CLM1" style:font-size-complex="12pt" style:font-style-complex="italic" style:font-weight-complex="normal"/>
    </style:style>
    <style:style style:name="T187" style:family="text">
      <style:text-properties style:use-window-font-color="true" loext:opacity="0%" style:font-name="David CLM1" fo:font-size="12pt" fo:language="en" fo:country="US" fo:font-style="italic" fo:font-weight="normal" officeooo:rsid="04fa7ba5" style:font-size-asian="12pt" style:font-style-asian="italic" style:font-weight-asian="normal" style:font-name-complex="David CLM1" style:font-size-complex="12pt" style:font-style-complex="italic" style:font-weight-complex="normal"/>
    </style:style>
    <style:style style:name="T188" style:family="text">
      <style:text-properties style:use-window-font-color="true" loext:opacity="0%" style:font-name="David CLM1" fo:font-size="12pt" fo:language="en" fo:country="US" fo:font-style="italic" fo:font-weight="normal" officeooo:rsid="06f48238" style:font-size-asian="12pt" style:font-style-asian="italic" style:font-weight-asian="normal" style:font-name-complex="David CLM1" style:font-size-complex="12pt" style:font-style-complex="italic" style:font-weight-complex="normal"/>
    </style:style>
    <style:style style:name="T189" style:family="text">
      <style:text-properties style:use-window-font-color="true" loext:opacity="0%" style:font-name="David CLM1" fo:font-size="12pt" fo:language="en" fo:country="US" fo:font-style="italic" fo:font-weight="normal" officeooo:rsid="072ef9c0" style:font-size-asian="12pt" style:font-style-asian="italic" style:font-weight-asian="normal" style:font-name-complex="David CLM1" style:font-size-complex="12pt" style:font-style-complex="italic" style:font-weight-complex="normal"/>
    </style:style>
    <style:style style:name="T190" style:family="text">
      <style:text-properties style:use-window-font-color="true" loext:opacity="0%" style:font-name="David CLM1" fo:font-size="12pt" fo:language="en" fo:country="US" fo:font-style="italic" fo:font-weight="normal" officeooo:rsid="07342114" style:font-size-asian="12pt" style:font-style-asian="italic" style:font-weight-asian="normal" style:font-name-complex="David CLM1" style:font-size-complex="12pt" style:font-style-complex="italic" style:font-weight-complex="normal"/>
    </style:style>
    <style:style style:name="T191" style:family="text">
      <style:text-properties style:use-window-font-color="true" loext:opacity="0%" style:font-name="David CLM1" fo:font-size="12pt" fo:language="en" fo:country="US" fo:font-style="italic" fo:font-weight="normal" officeooo:rsid="072f9c2a" style:font-size-asian="12pt" style:font-style-asian="italic" style:font-weight-asian="normal" style:font-name-complex="David CLM1" style:font-size-complex="12pt" style:font-style-complex="italic" style:font-weight-complex="normal"/>
    </style:style>
    <style:style style:name="T192" style:family="text">
      <style:text-properties style:use-window-font-color="true" loext:opacity="0%" style:font-name="David CLM1" fo:font-size="12pt" fo:language="en" fo:country="US" fo:font-style="italic" fo:font-weight="normal" officeooo:rsid="07780893" style:font-size-asian="12pt" style:font-style-asian="italic" style:font-weight-asian="normal" style:font-name-complex="David CLM1" style:font-size-complex="12pt" style:font-style-complex="italic" style:font-weight-complex="normal"/>
    </style:style>
    <style:style style:name="T193" style:family="text">
      <style:text-properties style:use-window-font-color="true" loext:opacity="0%" style:font-name="David CLM1" fo:font-size="12pt" fo:language="en" fo:country="US" fo:font-style="italic" fo:font-weight="normal" officeooo:rsid="077ba165" style:font-size-asian="12pt" style:font-style-asian="italic" style:font-weight-asian="normal" style:font-name-complex="David CLM1" style:font-size-complex="12pt" style:font-style-complex="italic" style:font-weight-complex="normal"/>
    </style:style>
    <style:style style:name="T194" style:family="text">
      <style:text-properties style:use-window-font-color="true" loext:opacity="0%" style:font-name="David CLM1" fo:font-size="12pt" fo:language="en" fo:country="US" fo:font-style="italic" fo:font-weight="normal" style:font-size-asian="10.5pt" style:font-style-asian="italic" style:font-weight-asian="normal" style:font-name-complex="David CLM1" style:font-size-complex="12pt" style:font-style-complex="italic" style:font-weight-complex="normal"/>
    </style:style>
    <style:style style:name="T195" style:family="text">
      <style:text-properties style:use-window-font-color="true" loext:opacity="0%" style:font-name="David CLM1" fo:font-size="12pt" fo:language="en" fo:country="US" fo:font-style="italic" fo:font-weight="normal" officeooo:rsid="070b5142" style:font-size-asian="10.5pt" style:font-style-asian="italic" style:font-weight-asian="normal" style:font-name-complex="David CLM1" style:font-size-complex="12pt" style:font-style-complex="italic" style:font-weight-complex="normal"/>
    </style:style>
    <style:style style:name="T196" style:family="text">
      <style:text-properties style:use-window-font-color="true" loext:opacity="0%" style:font-name="David CLM1" fo:font-size="12pt" fo:language="en" fo:country="US" fo:font-weight="bold" officeooo:rsid="072abcc9" style:font-size-asian="10.5pt" style:font-weight-asian="bold" style:font-name-complex="David CLM1" style:font-size-complex="12pt" style:font-weight-complex="bold"/>
    </style:style>
    <style:style style:name="T197" style:family="text">
      <style:text-properties style:use-window-font-color="true" loext:opacity="0%" style:font-name="David CLM1" fo:font-size="12pt" fo:language="en" fo:country="US" fo:font-style="normal" fo:font-weight="normal" officeooo:rsid="070b5142" style:font-size-asian="10.5pt" style:font-style-asian="normal" style:font-weight-asian="normal" style:font-name-complex="David CLM1" style:font-size-complex="12pt" style:font-style-complex="normal" style:font-weight-complex="normal"/>
    </style:style>
    <style:style style:name="T198" style:family="text">
      <style:text-properties style:use-window-font-color="true" loext:opacity="0%" style:font-name="David CLM1" fo:font-size="12pt" fo:font-style="normal" fo:font-weight="normal" officeooo:rsid="07032d7d" style:font-size-asian="12pt" style:font-style-asian="normal" style:font-weight-asian="normal" style:font-name-complex="David CLM1" style:font-size-complex="12pt" style:font-style-complex="normal" style:font-weight-complex="normal"/>
    </style:style>
    <style:style style:name="T199" style:family="text">
      <style:text-properties style:use-window-font-color="true" loext:opacity="0%" style:font-name="David CLM1" fo:font-size="12pt" style:font-size-asian="12pt" style:font-name-complex="David CLM1" style:font-size-complex="12pt"/>
    </style:style>
    <style:style style:name="T200" style:family="text">
      <style:text-properties style:use-window-font-color="true" loext:opacity="0%" style:font-name="David CLM1" fo:font-size="12pt" officeooo:rsid="0695e027" style:font-size-asian="12pt" style:font-name-complex="David CLM1" style:font-size-complex="12pt"/>
    </style:style>
    <style:style style:name="T201" style:family="text">
      <style:text-properties style:use-window-font-color="true" loext:opacity="0%" style:font-name="David CLM1" fo:font-size="12pt" officeooo:rsid="06cc9548" style:font-size-asian="12pt" style:font-name-complex="David CLM1" style:font-size-complex="12pt"/>
    </style:style>
    <style:style style:name="T202" style:family="text">
      <style:text-properties style:use-window-font-color="true" loext:opacity="0%" style:font-name="David CLM1" fo:font-size="12pt" officeooo:rsid="06cf4dfa" style:font-size-asian="12pt" style:font-name-complex="David CLM1" style:font-size-complex="12pt"/>
    </style:style>
    <style:style style:name="T203" style:family="text">
      <style:text-properties style:use-window-font-color="true" loext:opacity="0%" style:font-name="David CLM1" fo:font-size="12pt" officeooo:rsid="06ce25df" style:font-size-asian="12pt" style:font-name-complex="David CLM1" style:font-size-complex="12pt"/>
    </style:style>
    <style:style style:name="T204" style:family="text">
      <style:text-properties style:use-window-font-color="true" loext:opacity="0%" style:font-name="David CLM1" fo:font-size="12pt" officeooo:rsid="06d11635" style:font-size-asian="12pt" style:font-name-complex="David CLM1" style:font-size-complex="12pt"/>
    </style:style>
    <style:style style:name="T205" style:family="text">
      <style:text-properties style:use-window-font-color="true" loext:opacity="0%" style:font-name="David CLM1" fo:font-size="12pt" officeooo:rsid="06d01bda" style:font-size-asian="12pt" style:font-name-complex="David CLM1" style:font-size-complex="12pt"/>
    </style:style>
    <style:style style:name="T206" style:family="text">
      <style:text-properties style:use-window-font-color="true" loext:opacity="0%" style:font-name="David CLM1" fo:font-size="12pt" officeooo:rsid="075e3854" style:font-size-asian="12pt" style:font-name-complex="David CLM1" style:font-size-complex="12pt"/>
    </style:style>
    <style:style style:name="T207" style:family="text">
      <style:text-properties style:use-window-font-color="true" loext:opacity="0%" style:font-name="David CLM1" fo:font-size="12pt" officeooo:rsid="076057fe" style:font-size-asian="12pt" style:font-name-complex="David CLM1" style:font-size-complex="12pt"/>
    </style:style>
    <style:style style:name="T208" style:family="text">
      <style:text-properties style:use-window-font-color="true" loext:opacity="0%" style:font-name="David CLM1" fo:font-size="12pt" officeooo:rsid="076110e6" style:font-size-asian="12pt" style:font-name-complex="David CLM1" style:font-size-complex="12pt"/>
    </style:style>
    <style:style style:name="T209" style:family="text">
      <style:text-properties style:use-window-font-color="true" loext:opacity="0%" style:font-name="David CLM1" fo:font-size="12pt" officeooo:rsid="0764069c" style:font-size-asian="12pt" style:font-name-complex="David CLM1" style:font-size-complex="12pt"/>
    </style:style>
    <style:style style:name="T210" style:family="text">
      <style:text-properties style:use-window-font-color="true" loext:opacity="0%" style:font-name="David CLM1" fo:font-size="12pt" officeooo:rsid="07668a1c" style:font-size-asian="12pt" style:font-name-complex="David CLM1" style:font-size-complex="12pt"/>
    </style:style>
    <style:style style:name="T211"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6e2881c" style:letter-kerning="true" style:font-name-asian="DejaVu Sans" style:font-size-asian="12pt" style:font-style-asian="normal" style:font-weight-asian="normal" style:font-name-complex="David CLM1" style:font-size-complex="12pt" style:font-weight-complex="normal" style:text-emphasize="none"/>
    </style:style>
    <style:style style:name="T212"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56df77" style:letter-kerning="true" style:font-name-asian="DejaVu Sans" style:font-size-asian="12pt" style:font-style-asian="normal" style:font-weight-asian="normal" style:font-name-complex="David CLM1" style:font-size-complex="12pt" style:font-weight-complex="normal" style:text-emphasize="none"/>
    </style:style>
    <style:style style:name="T213"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57feee" style:letter-kerning="true" style:font-name-asian="DejaVu Sans" style:font-size-asian="12pt" style:font-style-asian="normal" style:font-weight-asian="normal" style:font-name-complex="David CLM1" style:font-size-complex="12pt" style:text-emphasize="none"/>
    </style:style>
    <style:style style:name="T214"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5de364" style:letter-kerning="true" style:font-name-asian="DejaVu Sans" style:font-size-asian="12pt" style:font-style-asian="normal" style:font-weight-asian="normal" style:font-name-complex="David CLM1" style:font-size-complex="12pt" style:text-emphasize="none"/>
    </style:style>
    <style:style style:name="T215"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5e3854" style:letter-kerning="true" style:font-name-asian="DejaVu Sans" style:font-size-asian="12pt" style:font-style-asian="normal" style:font-weight-asian="normal" style:font-name-complex="David CLM1" style:font-size-complex="12pt" style:text-emphasize="none"/>
    </style:style>
    <style:style style:name="T216"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6525c4" style:letter-kerning="true" style:font-name-asian="DejaVu Sans" style:font-size-asian="12pt" style:font-style-asian="normal" style:font-weight-asian="normal" style:font-name-complex="David CLM1" style:font-size-complex="12pt" style:text-emphasize="none"/>
    </style:style>
    <style:style style:name="T217"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7353c3" style:letter-kerning="true" style:font-name-asian="DejaVu Sans" style:font-size-asian="12pt" style:font-style-asian="normal" style:font-weight-asian="normal" style:font-name-complex="David CLM1" style:font-size-complex="12pt" style:text-emphasize="none"/>
    </style:style>
    <style:style style:name="T218" style:family="text">
      <style:text-properties style:use-window-font-color="true" loext:opacity="0%" style:text-outline="false" style:text-line-through-style="none" style:text-line-through-type="none" style:font-name="David CLM1" fo:font-size="12pt" fo:font-style="normal" fo:text-shadow="none" style:text-underline-style="none" fo:font-weight="normal" officeooo:rsid="077525ec" style:letter-kerning="true" style:font-name-asian="DejaVu Sans" style:font-size-asian="12pt" style:font-style-asian="normal" style:font-weight-asian="normal" style:font-name-complex="David CLM1" style:font-size-complex="12pt" style:text-emphasize="none"/>
    </style:style>
    <style:style style:name="T219" style:family="text">
      <style:text-properties style:use-window-font-color="true" loext:opacity="0%" style:text-outline="false" style:text-line-through-style="none" style:text-line-through-type="none" style:font-name="David CLM1" fo:font-size="12pt" fo:language="en" fo:country="US" fo:font-style="normal" fo:text-shadow="none" style:text-underline-style="none" fo:font-weight="normal" officeooo:rsid="0755c877" style:letter-kerning="true" style:font-name-asian="DejaVu Sans" style:font-size-asian="10.5pt" style:font-style-asian="normal" style:font-weight-asian="normal" style:font-name-complex="David CLM1" style:font-size-complex="12pt" style:font-weight-complex="normal" style:text-emphasize="none"/>
    </style:style>
    <style:style style:name="T220" style:family="text">
      <style:text-properties style:use-window-font-color="true" loext:opacity="0%" style:text-outline="false" style:text-line-through-style="none" style:text-line-through-type="none" style:font-name="David CLM1" fo:font-size="12pt" fo:language="en" fo:country="US" fo:font-style="normal" fo:text-shadow="none" style:text-underline-style="none" fo:font-weight="normal" officeooo:rsid="0767d92b" style:letter-kerning="true" style:font-name-asian="DejaVu Sans" style:font-size-asian="12pt" style:font-style-asian="normal" style:font-weight-asian="normal" style:font-name-complex="David CLM1" style:font-size-complex="12pt" style:font-weight-complex="normal" style:text-emphasize="none"/>
    </style:style>
    <style:style style:name="T221" style:family="text">
      <style:text-properties style:use-window-font-color="true" loext:opacity="0%" style:text-outline="false" style:text-line-through-style="none" style:text-line-through-type="none" style:font-name="David CLM1" fo:font-size="12pt" fo:font-style="italic" fo:text-shadow="none" style:text-underline-style="none" fo:font-weight="normal" officeooo:rsid="0756df77" style:letter-kerning="true" style:font-name-asian="DejaVu Sans" style:font-size-asian="12pt" style:font-style-asian="italic" style:font-weight-asian="normal" style:font-name-complex="David CLM1" style:font-size-complex="12pt" style:font-style-complex="italic" style:font-weight-complex="normal" style:text-emphasize="none"/>
    </style:style>
    <style:style style:name="T222" style:family="text">
      <style:text-properties style:use-window-font-color="true" loext:opacity="0%" style:text-outline="false" style:text-line-through-style="none" style:text-line-through-type="none" style:font-name="David CLM1" fo:font-size="12pt" fo:font-style="italic" fo:text-shadow="none" style:text-underline-style="none" fo:font-weight="normal" officeooo:rsid="076110e6" style:letter-kerning="true" style:font-name-asian="DejaVu Sans" style:font-size-asian="12pt" style:font-style-asian="italic" style:font-weight-asian="normal" style:font-name-complex="David CLM1" style:font-size-complex="12pt" style:text-emphasize="none"/>
    </style:style>
    <style:style style:name="T223" style:family="text">
      <style:text-properties style:use-window-font-color="true" loext:opacity="0%" style:text-position="super 58%" style:font-name="David CLM1" fo:font-size="12pt" fo:language="en" fo:country="US" fo:font-weight="normal" officeooo:rsid="070b5142" style:font-size-asian="10.5pt" style:font-weight-asian="normal" style:font-name-complex="David CLM1" style:font-size-complex="12pt" style:font-weight-complex="normal"/>
    </style:style>
    <style:style style:name="T224" style:family="text">
      <style:text-properties fo:font-weight="bold" style:font-weight-asian="bold"/>
    </style:style>
    <style:style style:name="T225" style:family="text">
      <style:text-properties fo:font-weight="bold" style:font-weight-asian="bold" style:font-weight-complex="bold"/>
    </style:style>
    <style:style style:name="T226" style:family="text">
      <style:text-properties fo:font-weight="bold" officeooo:rsid="0406434b" style:font-weight-asian="bold" style:font-weight-complex="bold"/>
    </style:style>
    <style:style style:name="T227" style:family="text">
      <style:text-properties fo:font-weight="bold" officeooo:rsid="0639f2f8" style:font-weight-asian="bold" style:font-weight-complex="bold"/>
    </style:style>
    <style:style style:name="T228" style:family="text">
      <style:text-properties fo:font-weight="bold" officeooo:rsid="06c8be86" style:font-weight-asian="bold" style:font-weight-complex="bold"/>
    </style:style>
    <style:style style:name="T229" style:family="text">
      <style:text-properties officeooo:rsid="04a78362"/>
    </style:style>
    <style:style style:name="T230" style:family="text">
      <style:text-properties officeooo:rsid="0406434b"/>
    </style:style>
    <style:style style:name="T231" style:family="text">
      <style:text-properties fo:font-weight="normal" style:font-weight-asian="normal"/>
    </style:style>
    <style:style style:name="T232" style:family="text">
      <style:text-properties fo:font-weight="normal" officeooo:rsid="04be3fe0" style:font-weight-asian="normal"/>
    </style:style>
    <style:style style:name="T233" style:family="text">
      <style:text-properties fo:font-weight="normal" officeooo:rsid="04c25e34" style:font-weight-asian="normal"/>
    </style:style>
    <style:style style:name="T234" style:family="text">
      <style:text-properties fo:font-weight="normal" officeooo:rsid="04c25f6e" style:font-weight-asian="normal"/>
    </style:style>
    <style:style style:name="T235" style:family="text">
      <style:text-properties fo:font-weight="normal" officeooo:rsid="04ca0ece" style:font-weight-asian="normal"/>
    </style:style>
    <style:style style:name="T236" style:family="text">
      <style:text-properties fo:font-weight="normal" officeooo:rsid="04cb8a2f" style:font-weight-asian="normal"/>
    </style:style>
    <style:style style:name="T237" style:family="text">
      <style:text-properties fo:font-weight="normal" officeooo:rsid="04cc9538" style:font-weight-asian="normal"/>
    </style:style>
    <style:style style:name="T238" style:family="text">
      <style:text-properties fo:font-weight="normal" officeooo:rsid="04d5a094" style:font-weight-asian="normal"/>
    </style:style>
    <style:style style:name="T239" style:family="text">
      <style:text-properties fo:font-weight="normal" officeooo:rsid="0639f2f8" style:font-weight-asian="normal" style:font-weight-complex="normal"/>
    </style:style>
    <style:style style:name="T240" style:family="text">
      <style:text-properties fo:font-weight="normal" officeooo:rsid="063b801f" style:font-weight-asian="normal" style:font-weight-complex="normal"/>
    </style:style>
    <style:style style:name="T241" style:family="text">
      <style:text-properties fo:font-weight="normal" officeooo:rsid="0694271f" style:font-weight-asian="normal" style:font-weight-complex="normal"/>
    </style:style>
    <style:style style:name="T242" style:family="text">
      <style:text-properties fo:font-weight="normal" officeooo:rsid="05a3a837" style:font-weight-asian="normal"/>
    </style:style>
    <style:style style:name="T243" style:family="text">
      <style:text-properties fo:font-weight="normal" officeooo:rsid="05a50ca6" style:font-weight-asian="normal"/>
    </style:style>
    <style:style style:name="T244" style:family="text">
      <style:text-properties fo:font-weight="normal" officeooo:rsid="05a68aca" style:font-weight-asian="normal"/>
    </style:style>
    <style:style style:name="T245" style:family="text">
      <style:text-properties fo:font-weight="normal" officeooo:rsid="05a838f4" style:font-weight-asian="normal"/>
    </style:style>
    <style:style style:name="T246" style:family="text">
      <style:text-properties fo:font-weight="normal" officeooo:rsid="05a986dc" style:font-weight-asian="normal"/>
    </style:style>
    <style:style style:name="T247" style:family="text">
      <style:text-properties fo:font-weight="normal" officeooo:rsid="05aa6313" style:font-weight-asian="normal"/>
    </style:style>
    <style:style style:name="T248" style:family="text">
      <style:text-properties fo:font-weight="normal" officeooo:rsid="05ac615d" style:font-weight-asian="normal"/>
    </style:style>
    <style:style style:name="T249" style:family="text">
      <style:text-properties fo:font-weight="normal" officeooo:rsid="05be2852" style:font-weight-asian="normal"/>
    </style:style>
    <style:style style:name="T250" style:family="text">
      <style:text-properties fo:font-weight="normal" officeooo:rsid="05beab7d" style:font-weight-asian="normal"/>
    </style:style>
    <style:style style:name="T251" style:family="text">
      <style:text-properties fo:font-weight="normal" officeooo:rsid="05c2c831" style:font-weight-asian="normal"/>
    </style:style>
    <style:style style:name="T252" style:family="text">
      <style:text-properties fo:font-weight="normal" officeooo:rsid="05c2f131" style:font-weight-asian="normal"/>
    </style:style>
    <style:style style:name="T253" style:family="text">
      <style:text-properties fo:font-weight="normal" officeooo:rsid="05f9b9a7" style:font-weight-asian="normal"/>
    </style:style>
    <style:style style:name="T254" style:family="text">
      <style:text-properties fo:font-weight="normal" officeooo:rsid="05fa2516" style:font-weight-asian="normal"/>
    </style:style>
    <style:style style:name="T255" style:family="text">
      <style:text-properties fo:font-weight="normal" officeooo:rsid="05fb511c" style:font-weight-asian="normal"/>
    </style:style>
    <style:style style:name="T256" style:family="text">
      <style:text-properties fo:font-weight="normal" officeooo:rsid="05fcf5c8" style:font-weight-asian="normal"/>
    </style:style>
    <style:style style:name="T257" style:family="text">
      <style:text-properties fo:font-weight="normal" officeooo:rsid="0609bd9b" style:font-weight-asian="normal"/>
    </style:style>
    <style:style style:name="T258" style:family="text">
      <style:text-properties fo:font-weight="normal" officeooo:rsid="06174a50" style:font-weight-asian="normal"/>
    </style:style>
    <style:style style:name="T259" style:family="text">
      <style:text-properties fo:font-weight="normal" officeooo:rsid="06add95a" style:font-weight-asian="normal"/>
    </style:style>
    <style:style style:name="T260" style:family="text">
      <style:text-properties fo:font-weight="normal" officeooo:rsid="06aea92c" style:font-weight-asian="normal"/>
    </style:style>
    <style:style style:name="T261" style:family="text">
      <style:text-properties fo:font-weight="normal" officeooo:rsid="06afb0c0" style:font-weight-asian="normal"/>
    </style:style>
    <style:style style:name="T262" style:family="text">
      <style:text-properties fo:font-weight="normal" officeooo:rsid="06de98fc" style:font-weight-asian="normal"/>
    </style:style>
    <style:style style:name="T263" style:family="text">
      <style:text-properties fo:font-weight="normal" officeooo:rsid="06e4ea57" style:font-weight-asian="normal"/>
    </style:style>
    <style:style style:name="T264" style:family="text">
      <style:text-properties fo:font-weight="normal" officeooo:rsid="06dbf76a" style:font-size-asian="10.5pt" style:font-weight-asian="normal" style:font-weight-complex="normal"/>
    </style:style>
    <style:style style:name="T265" style:family="text">
      <style:text-properties fo:font-style="italic" fo:font-weight="normal" style:font-style-asian="italic" style:font-weight-asian="normal" style:font-style-complex="italic"/>
    </style:style>
    <style:style style:name="T266" style:family="text">
      <style:text-properties fo:font-style="italic" fo:font-weight="normal" officeooo:rsid="04be3fe0" style:font-style-asian="italic" style:font-weight-asian="normal" style:font-style-complex="italic"/>
    </style:style>
    <style:style style:name="T267" style:family="text">
      <style:text-properties fo:font-style="italic" style:font-style-asian="italic"/>
    </style:style>
    <style:style style:name="T268" style:family="text">
      <style:text-properties fo:font-style="italic" style:font-style-asian="italic" style:font-style-complex="italic"/>
    </style:style>
    <style:style style:name="T269" style:family="text">
      <style:text-properties fo:font-style="italic" officeooo:rsid="0406434b" style:font-style-asian="italic" style:font-style-complex="italic"/>
    </style:style>
    <style:style style:name="T270" style:family="text">
      <style:text-properties fo:font-style="italic" officeooo:rsid="06ce25df" style:font-style-asian="italic"/>
    </style:style>
    <style:style style:name="T271" style:family="text">
      <style:text-properties fo:font-style="italic" officeooo:rsid="06d1b59c" style:font-style-asian="italic"/>
    </style:style>
    <style:style style:name="T272" style:family="text">
      <style:text-properties officeooo:rsid="04a8e585"/>
    </style:style>
    <style:style style:name="T273" style:family="text">
      <style:text-properties officeooo:rsid="050758af"/>
    </style:style>
    <style:style style:name="T274" style:family="text">
      <style:text-properties style:text-position="super 58%" officeooo:rsid="050758af"/>
    </style:style>
    <style:style style:name="T275" style:family="text">
      <style:text-properties style:font-name="David CLM1" fo:font-weight="normal" officeooo:rsid="06970cde" style:font-weight-asian="normal" style:font-name-complex="David CLM1" style:font-weight-complex="normal"/>
    </style:style>
    <style:style style:name="T276" style:family="text">
      <style:text-properties style:font-name="David CLM1" fo:font-weight="normal" officeooo:rsid="0695e027" style:font-weight-asian="normal" style:font-name-complex="David CLM1" style:font-weight-complex="normal"/>
    </style:style>
    <style:style style:name="T277" style:family="text">
      <style:text-properties style:font-name="David CLM1" fo:font-weight="normal" officeooo:rsid="06c9fece" style:font-weight-asian="normal" style:font-name-complex="David CLM1" style:font-weight-complex="normal"/>
    </style:style>
    <style:style style:name="T278" style:family="text">
      <style:text-properties style:font-name="David CLM1" fo:font-weight="normal" officeooo:rsid="0697df88" style:font-weight-asian="normal" style:font-name-complex="David CLM1" style:font-weight-complex="normal"/>
    </style:style>
    <style:style style:name="T279" style:family="text">
      <style:text-properties style:font-name="David CLM1" style:font-name-complex="David CLM1"/>
    </style:style>
    <style:style style:name="T280" style:family="text">
      <style:text-properties style:font-name="David CLM1" officeooo:rsid="0466f39f" style:font-name-complex="David CLM1"/>
    </style:style>
    <style:style style:name="T281" style:family="text">
      <style:text-properties style:font-name="David CLM1" officeooo:rsid="046930d4" style:font-name-complex="David CLM1"/>
    </style:style>
    <style:style style:name="T282" style:family="text">
      <style:text-properties style:font-name="David CLM1" fo:font-style="italic" officeooo:rsid="046930d4" style:font-style-asian="italic" style:font-name-complex="David CLM1" style:font-style-complex="italic"/>
    </style:style>
    <style:style style:name="T283" style:family="text">
      <style:text-properties style:font-name="David CLM1" fo:font-style="italic" fo:font-weight="normal" officeooo:rsid="0695e027" style:font-style-asian="italic" style:font-weight-asian="normal" style:font-name-complex="David CLM1" style:font-weight-complex="normal"/>
    </style:style>
    <style:style style:name="T284" style:family="text">
      <style:text-properties style:font-name="David CLM1" fo:font-style="italic" fo:font-weight="bold" style:font-style-asian="italic" style:font-weight-asian="bold" style:font-name-complex="David CLM1" style:font-style-complex="italic"/>
    </style:style>
    <style:style style:name="T285" style:family="text">
      <style:text-properties style:font-name="David CLM1" fo:font-style="italic" fo:font-weight="bold" officeooo:rsid="06c8be86" style:font-style-asian="italic" style:font-weight-asian="bold" style:font-name-complex="David CLM1" style:font-style-complex="italic"/>
    </style:style>
    <style:style style:name="T286" style:family="text">
      <style:text-properties style:font-name="David CLM1" officeooo:rsid="06dbf76a" style:font-size-asian="10.5pt" style:font-name-complex="David CLM1" style:font-weight-complex="normal"/>
    </style:style>
    <style:style style:name="T287" style:family="text">
      <style:text-properties style:font-name="David CLM1" officeooo:rsid="06dca002" style:font-size-asian="10.5pt" style:font-name-complex="David CLM1" style:font-weight-complex="normal"/>
    </style:style>
    <style:style style:name="T288" style:family="text">
      <style:text-properties style:font-name="David CLM1" fo:language="en" fo:country="US" style:font-size-asian="10.5pt" style:font-name-complex="David CLM1" style:font-weight-complex="normal"/>
    </style:style>
    <style:style style:name="T289" style:family="text">
      <style:text-properties style:font-name="David CLM1" fo:language="en" fo:country="US" officeooo:rsid="070b7d3f" style:font-size-asian="10.5pt" style:font-name-complex="David CLM1" style:font-weight-complex="normal"/>
    </style:style>
    <style:style style:name="T290" style:family="text">
      <style:text-properties style:font-name="David CLM1" fo:language="en" fo:country="US" officeooo:rsid="070ea461" style:font-size-asian="10.5pt" style:font-name-complex="David CLM1" style:font-weight-complex="normal"/>
    </style:style>
    <style:style style:name="T291" style:family="text">
      <style:text-properties style:font-name="David CLM1" fo:language="en" fo:country="US" officeooo:rsid="073b26aa" style:font-size-asian="10.5pt" style:font-name-complex="David CLM1" style:font-weight-complex="normal"/>
    </style:style>
    <style:style style:name="T292" style:family="text">
      <style:text-properties style:font-name="David CLM1" fo:language="en" fo:country="US" officeooo:rsid="073c7d1d" style:font-size-asian="10.5pt" style:font-name-complex="David CLM1" style:font-weight-complex="normal"/>
    </style:style>
    <style:style style:name="T293" style:family="text">
      <style:text-properties style:font-name="David CLM1" fo:language="en" fo:country="US" officeooo:rsid="073cd5da" style:font-size-asian="10.5pt" style:font-name-complex="David CLM1" style:font-weight-complex="normal"/>
    </style:style>
    <style:style style:name="T294" style:family="text">
      <style:text-properties style:font-name="David CLM1" fo:language="en" fo:country="US" officeooo:rsid="073dca16" style:font-size-asian="10.5pt" style:font-name-complex="David CLM1" style:font-weight-complex="normal"/>
    </style:style>
    <style:style style:name="T295" style:family="text">
      <style:text-properties style:font-name="David CLM1" fo:language="en" fo:country="US" officeooo:rsid="073f27a7" style:font-size-asian="10.5pt" style:font-name-complex="David CLM1" style:font-weight-complex="normal"/>
    </style:style>
    <style:style style:name="T296" style:family="text">
      <style:text-properties style:font-name="David CLM1" fo:language="en" fo:country="US" officeooo:rsid="0743829f" style:font-size-asian="10.5pt" style:font-name-complex="David CLM1" style:font-weight-complex="normal"/>
    </style:style>
    <style:style style:name="T297" style:family="text">
      <style:text-properties style:font-name="David CLM1" fo:language="en" fo:country="US" officeooo:rsid="07448647" style:font-size-asian="10.5pt" style:font-name-complex="David CLM1" style:font-weight-complex="normal"/>
    </style:style>
    <style:style style:name="T298" style:family="text">
      <style:text-properties style:font-name="David CLM1" fo:language="en" fo:country="US" officeooo:rsid="0745f005" style:font-size-asian="10.5pt" style:font-name-complex="David CLM1" style:font-weight-complex="normal"/>
    </style:style>
    <style:style style:name="T299" style:family="text">
      <style:text-properties style:font-name="David CLM1" fo:language="en" fo:country="US" officeooo:rsid="0746c7e2" style:font-size-asian="10.5pt" style:font-name-complex="David CLM1" style:font-weight-complex="normal"/>
    </style:style>
    <style:style style:name="T300" style:family="text">
      <style:text-properties style:font-name="David CLM1" fo:language="en" fo:country="US" officeooo:rsid="07477685" style:font-size-asian="10.5pt" style:font-name-complex="David CLM1" style:font-weight-complex="normal"/>
    </style:style>
    <style:style style:name="T301" style:family="text">
      <style:text-properties style:font-name="David CLM1" fo:language="en" fo:country="US" officeooo:rsid="0747f0f0" style:font-size-asian="10.5pt" style:font-name-complex="David CLM1" style:font-weight-complex="normal"/>
    </style:style>
    <style:style style:name="T302" style:family="text">
      <style:text-properties style:font-name="David CLM1" fo:language="en" fo:country="US" officeooo:rsid="0749a865" style:font-size-asian="10.5pt" style:font-name-complex="David CLM1" style:font-weight-complex="normal"/>
    </style:style>
    <style:style style:name="T303" style:family="text">
      <style:text-properties style:font-name="David CLM1" fo:language="en" fo:country="US" officeooo:rsid="074d5b61" style:font-size-asian="10.5pt" style:font-name-complex="David CLM1" style:font-weight-complex="normal"/>
    </style:style>
    <style:style style:name="T304" style:family="text">
      <style:text-properties style:font-name="David CLM1" fo:language="en" fo:country="US" officeooo:rsid="074e2598" style:font-size-asian="10.5pt" style:font-name-complex="David CLM1" style:font-weight-complex="normal"/>
    </style:style>
    <style:style style:name="T305" style:family="text">
      <style:text-properties style:font-name="David CLM1" fo:language="en" fo:country="US" officeooo:rsid="07542f76" style:font-size-asian="10.5pt" style:font-name-complex="David CLM1" style:font-weight-complex="normal"/>
    </style:style>
    <style:style style:name="T306" style:family="text">
      <style:text-properties style:font-name="David CLM1" fo:language="en" fo:country="US" officeooo:rsid="0755a690" style:font-size-asian="10.5pt" style:font-name-complex="David CLM1" style:font-weight-complex="normal"/>
    </style:style>
    <style:style style:name="T307" style:family="text">
      <style:text-properties style:font-name="David CLM1" fo:language="en" fo:country="US" officeooo:rsid="07584820" style:font-size-asian="10.5pt" style:font-name-complex="David CLM1" style:font-weight-complex="normal"/>
    </style:style>
    <style:style style:name="T308" style:family="text">
      <style:text-properties style:font-name="David CLM1" fo:language="en" fo:country="US" officeooo:rsid="0759c64c" style:font-size-asian="10.5pt" style:font-name-complex="David CLM1" style:font-weight-complex="normal"/>
    </style:style>
    <style:style style:name="T309" style:family="text">
      <style:text-properties style:font-name="David CLM1" fo:language="en" fo:country="US" officeooo:rsid="075b024e" style:font-size-asian="10.5pt" style:font-name-complex="David CLM1" style:font-weight-complex="normal"/>
    </style:style>
    <style:style style:name="T310" style:family="text">
      <style:text-properties style:font-name="David CLM1" fo:language="en" fo:country="US" officeooo:rsid="07679635" style:font-size-asian="10.5pt" style:font-name-complex="David CLM1" style:font-weight-complex="normal"/>
    </style:style>
    <style:style style:name="T311" style:family="text">
      <style:text-properties style:font-name="David CLM1" fo:language="en" fo:country="US" officeooo:rsid="0769056f" style:font-size-asian="10.5pt" style:font-name-complex="David CLM1" style:font-weight-complex="normal"/>
    </style:style>
    <style:style style:name="T312" style:family="text">
      <style:text-properties style:font-name="David CLM1" fo:language="en" fo:country="US" officeooo:rsid="076a936a" style:font-size-asian="10.5pt" style:font-name-complex="David CLM1" style:font-weight-complex="normal"/>
    </style:style>
    <style:style style:name="T313" style:family="text">
      <style:text-properties style:font-name="David CLM1" fo:language="en" fo:country="US" officeooo:rsid="076c2927" style:font-size-asian="10.5pt" style:font-name-complex="David CLM1" style:font-weight-complex="normal"/>
    </style:style>
    <style:style style:name="T314" style:family="text">
      <style:text-properties style:font-name="David CLM1" fo:language="en" fo:country="US" officeooo:rsid="07700918" style:font-size-asian="10.5pt" style:font-name-complex="David CLM1" style:font-weight-complex="normal"/>
    </style:style>
    <style:style style:name="T315" style:family="text">
      <style:text-properties style:font-name="David CLM1" fo:language="en" fo:country="US" officeooo:rsid="076db0c8" style:font-size-asian="10.5pt" style:font-name-complex="David CLM1" style:font-weight-complex="normal"/>
    </style:style>
    <style:style style:name="T316" style:family="text">
      <style:text-properties style:font-name="David CLM1" fo:language="en" fo:country="US" officeooo:rsid="0770bf4d" style:font-size-asian="10.5pt" style:font-name-complex="David CLM1" style:font-weight-complex="normal"/>
    </style:style>
    <style:style style:name="T317" style:family="text">
      <style:text-properties style:font-name="David CLM1" fo:language="en" fo:country="US" fo:font-style="italic" officeooo:rsid="070b7d3f" style:font-size-asian="10.5pt" style:font-style-asian="italic" style:font-name-complex="David CLM1" style:font-style-complex="italic" style:font-weight-complex="normal"/>
    </style:style>
    <style:style style:name="T318" style:family="text">
      <style:text-properties style:font-name="David CLM1" fo:language="en" fo:country="US" fo:font-style="italic" officeooo:rsid="07542f76" style:font-size-asian="10.5pt" style:font-style-asian="italic" style:font-name-complex="David CLM1" style:font-style-complex="italic" style:font-weight-complex="normal"/>
    </style:style>
    <style:style style:name="T319" style:family="text">
      <style:text-properties style:font-name="David CLM1" fo:language="en" fo:country="US" fo:font-weight="bold" officeooo:rsid="070b5142" style:font-size-asian="10.5pt" style:font-weight-asian="bold" style:font-name-complex="David CLM1" style:font-weight-complex="bold"/>
    </style:style>
    <style:style style:name="T320" style:family="text">
      <style:text-properties style:font-name="David CLM1" fo:language="en" fo:country="US" fo:font-weight="bold" officeooo:rsid="070b7d3f" style:font-size-asian="10.5pt" style:font-weight-asian="bold" style:font-name-complex="David CLM1" style:font-weight-complex="bold"/>
    </style:style>
    <style:style style:name="T321" style:family="text">
      <style:text-properties style:font-name="David CLM1" fo:font-weight="bold" officeooo:rsid="06970cde" style:font-weight-asian="bold" style:font-name-complex="David CLM1" style:font-weight-complex="bold"/>
    </style:style>
    <style:style style:name="T322" style:family="text">
      <style:text-properties officeooo:rsid="06a342b7"/>
    </style:style>
    <style:style style:name="T323" style:family="text">
      <style:text-properties officeooo:rsid="06ba75c2"/>
    </style:style>
    <style:style style:name="T324" style:family="text">
      <style:text-properties officeooo:rsid="06cc9548"/>
    </style:style>
    <style:style style:name="T325" style:family="text">
      <style:text-properties officeooo:rsid="06cf4dfa"/>
    </style:style>
    <style:style style:name="T326" style:family="text">
      <style:text-properties officeooo:rsid="06ce25df"/>
    </style:style>
    <style:style style:name="T327" style:family="text">
      <style:text-properties officeooo:rsid="06d11635"/>
    </style:style>
    <style:style style:name="T328" style:family="text">
      <style:text-properties officeooo:rsid="06d01bda"/>
    </style:style>
    <style:style style:name="T329" style:family="text">
      <style:text-properties officeooo:rsid="06ce2e28"/>
    </style:style>
    <style:style style:name="T330" style:family="text">
      <style:text-properties officeooo:rsid="06d1a68e"/>
    </style:style>
    <style:style style:name="T331" style:family="text">
      <style:text-properties officeooo:rsid="06d1b59c"/>
    </style:style>
    <style:style style:name="T332" style:family="text">
      <style:text-properties officeooo:rsid="06d29014"/>
    </style:style>
    <style:style style:name="T333" style:family="text">
      <style:text-properties officeooo:rsid="06d3a452"/>
    </style:style>
    <style:style style:name="T334" style:family="text">
      <style:text-properties fo:font-size="12pt" fo:font-weight="normal" officeooo:rsid="06e343d6" style:font-size-asian="12pt" style:font-weight-asian="normal" style:font-size-complex="12pt"/>
    </style:style>
    <style:style style:name="T335" style:family="text">
      <style:text-properties style:font-name="Monospace" officeooo:rsid="06e6d9c1" style:font-size-asian="10.5pt" style:font-name-complex="David CLM2" style:font-weight-complex="normal"/>
    </style:style>
    <style:style style:name="T336" style:family="text">
      <style:text-properties style:font-name="Monospace" officeooo:rsid="06eb5665" style:font-size-asian="10.5pt" style:font-name-complex="David CLM2" style:font-weight-complex="normal"/>
    </style:style>
    <style:style style:name="T337" style:family="text">
      <style:text-properties officeooo:rsid="0776e3c5"/>
    </style:style>
    <style:style style:name="T338" style:family="text">
      <style:text-properties officeooo:rsid="07780893"/>
    </style:style>
    <style:style style:name="T339" style:family="text">
      <style:text-properties officeooo:rsid="0779297b"/>
    </style:style>
    <style:style style:name="T340" style:family="text">
      <style:text-properties officeooo:rsid="077a9edb"/>
    </style:style>
    <style:style style:name="T341" style:family="text">
      <style:text-properties officeooo:rsid="077ba165"/>
    </style:style>
    <style:style style:name="T342" style:family="text">
      <style:text-properties officeooo:rsid="077db2d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החלפ<text:span text:style-name="T323">ו</text:span>ת <text:span text:style-name="T323">ומעגלים</text:span></text:h>
      <text:p text:style-name="P25"><text:span text:style-name="T280">היום נדבר על החלפות. נניח שכמה עובדים משובצים לתורניות, וחלק מהם היו מעדיפים להתחלף עם אחרים</text:span><text:span text:style-name="T281">. או, כמה סטודנטים משובצים לחדרים במעונות והיו מעוניינים להתחלף. <text:s text:c="2"/>אנחנו רוצים ליצור שיבוץ חדש שיהיה יעיל פארטו. בניגוד לבעיות של חלוקה הוגנת, כאן - בניגוד לאנשים יש </text:span><text:span text:style-name="T282">זכויות קודמות </text:span><text:span text:style-name="T281">עוד לפני הפעלת האלגוריתם. כדי שאנשים יסכימו להשתתף באלגוריתם שלנו, אנחנו חייבים להבטיח להם שלא ייגרם להם נזק. <text:s/>אז בנוסף לתכונות של יעילות-פארטו ושל </text:span><text:span text:style-name="T286">גיל</text:span><text:span text:style-name="T287">ו</text:span><text:span text:style-name="T286">י אמת</text:span><text:span text:style-name="T281">, אנחנו דורשים תכונה שלישית.</text:span></text:p>
      <text:p text:style-name="P22"><text:span text:style-name="T16">ה</text:span><text:span text:style-name="T19">גדרה</text:span><text:span text:style-name="T2">: </text:span><text:span text:style-name="T11">אלגוריתם </text:span><text:span text:style-name="T13">נקרא </text:span><text:span text:style-name="T22">מעודד השתתפות </text:span><text:span text:style-name="T3">(</text:span><text:span text:style-name="T13">במקור individually rational – רציונלי ליחידים – ביטוי פחות ברור לדעתי</text:span><text:span text:style-name="T3">), אם כל משתתף מעדיף את תוצאת ה</text:span><text:span text:style-name="T11">אלגוריתם </text:span><text:span text:style-name="T3">על-פני המצב לפני </text:span><text:span text:style-name="T12">האלגוריתם</text:span><text:span text:style-name="T3"> (או לפחות אדיש בין התוצאות)</text:span><text:span text:style-name="T4">. </text:span></text:p>
      <text:p text:style-name="P24"><text:span text:style-name="T5">ה</text:span><text:span text:style-name="T1">אם קיים אלגוריתם </text:span><text:span text:style-name="T14">שהוא גם מעודד השתתפות, וגם מוצא שיבוץ יעיל פארטו? </text:span></text:p>
      <text:p text:style-name="P20">אלגוריתם מעגלי המסחר - Top Trading Cycles</text:p>
      <text:p text:style-name="P23"><text:span text:style-name="T5">האלגוריתם פותח ע"י אותם </text:span><text:span text:style-name="T7">חוקרים </text:span><text:span text:style-name="T5">שפיתחו את האלגוריתם לשידוך יציב - Gale ו Shapley, עם חוקר שלישי בשם Scarf.</text:span><text:span text:style-name="T6"> </text:span><text:span text:style-name="T10"><text:s/></text:span><text:span text:style-name="T8">הקלט לאלגוריתם הוא שיבוץ של </text:span><text:span text:style-name="T21">אנשים</text:span><text:span text:style-name="T9"> </text:span><text:span text:style-name="T8">ל</text:span><text:span text:style-name="T20">בתים</text:span><text:span text:style-name="T27"> - לכל </text:span><text:span text:style-name="T28">איש </text:span><text:span text:style-name="T27">יש בית אחד. </text:span></text:p>
      <text:p text:style-name="P27"><text:span text:style-name="T27">ה</text:span><text:span text:style-name="T29">אלגוריתם מחזיק </text:span><text:span text:style-name="T24">גרף </text:span><text:span text:style-name="T25">מכוון </text:span><text:span text:style-name="T24">שבו</text:span><text:span text:style-name="T26">:</text:span></text:p>
      <text:list xml:id="list1420567848" text:style-name="L1">
        <text:list-item>
          <text:p text:style-name="P87"><text:span text:style-name="T17">הצמתים </text:span><text:span text:style-name="T25">הם </text:span><text:span text:style-name="T30">האנשים</text:span><text:span text:style-name="T31"> והבתים;</text:span></text:p>
        </text:list-item>
        <text:list-item>
          <text:p text:style-name="P88"><text:span text:style-name="T32">י</text:span><text:span text:style-name="T33">ש </text:span><text:span text:style-name="T18">קשת</text:span><text:span text:style-name="T33"> </text:span><text:span text:style-name="T26">מכל </text:span><text:span text:style-name="T36">אדם </text:span><text:span text:style-name="T50">אל </text:span><text:span text:style-name="T51">ה</text:span><text:span text:style-name="T50">בית שהוא הכי רוצה</text:span><text:span text:style-name="T51">, ומכל בית אל האדם שהוא שייך אליו</text:span><text:span text:style-name="T52">.</text:span></text:p>
        </text:list-item>
      </text:list>
      <text:p text:style-name="P27"><text:span text:style-name="T53">מעדכנים </text:span><text:span text:style-name="T40">את הגרף באופן הבא:</text:span></text:p>
      <text:p text:style-name="P3"><text:span text:style-name="T40">א</text:span><text:span text:style-name="T38">. </text:span><text:span text:style-name="T34">מוצאים מעגל </text:span><text:span text:style-name="T47">מכוון </text:span><text:span text:style-name="T34">בגרף</text:span><text:span text:style-name="T40"> (למשל ע"י אלגוריתם DFS שלמדתם בקורס קודם)</text:span><text:span text:style-name="T35">. </text:span></text:p>
      <text:p text:style-name="P3"><text:span text:style-name="T41">ב. </text:span><text:span text:style-name="T35">מבצעים את ההחלפה </text:span><text:span text:style-name="T43">ב</text:span><text:span text:style-name="T35">מעגל: כל </text:span><text:span text:style-name="T36">אדם מקבל את הבית </text:span><text:span text:style-name="T44">שהוא </text:span><text:span text:style-name="T36">מצביע עליו</text:span><text:span text:style-name="T37">.</text:span></text:p>
      <text:p text:style-name="P4"><text:span text:style-name="T42">ג</text:span><text:span text:style-name="T37">. </text:span><text:span text:style-name="T39">מוחקים מהגרף את </text:span><text:span text:style-name="T45">הצמתים של </text:span><text:span text:style-name="T39">האנשים </text:span><text:span text:style-name="T48">והבתים </text:span><text:span text:style-name="T39">שהשתתפו בהחלפה. </text:span></text:p>
      <text:p text:style-name="P4"><text:span text:style-name="T42">ד. </text:span><text:span text:style-name="T46">לכל איש שנשאר בגרף, מעדכנים את הקשת שלו כך שתצביע </text:span><text:span text:style-name="T49">לבית </text:span><text:span text:style-name="T42">שהוא הכי רוצה </text:span><text:span text:style-name="T49">מ</text:span><text:span text:style-name="T42">אלה שנשארו.</text:span></text:p>
      <text:p text:style-name="P5">ה. חוזרים על סעיפים א-ד עד שהגרף ריק.</text:p>
      <text:p text:style-name="P6"/>
      <text:p text:style-name="P7"><text:span text:style-name="T225">משפט</text:span>: אלגוריתם מעגלי המסחר מסתיים<text:span text:style-name="T229">.</text:span></text:p>
      <text:p text:style-name="P8"><text:span text:style-name="T268">הוכחה</text:span>: מספיק להוכיח שבשלב א תמיד קיים מעגל. הסיבה היא <text:span text:style-name="T272">שמכל </text:span>צומת <text:span text:style-name="T272">יוצאת קשת אחת בדיוק. כיוון שהגרף סופי, אם נתחיל מצומת כלשהו ונלך בכיוון החצים, מתישהו בהכרח נגיע לצומת שכבר היינו בו - זה מעגל. <text:s text:c="2"/>***</text:span></text:p>
      <text:p text:style-name="P9"/>
      <text:p text:style-name="P9">מה סיבוכיות זמן הריצה של האלגוריתם?<text:span text:style-name="T273"> - מציאת מעגל דורשת זמן O(n). אחרי כל מציאת מעגל, מוחקים לפחות צומת אחד, כך שמספר השלבים הוא לכל היותר n. לכן זמן הריצה הכולל הוא O(n</text:span><text:span text:style-name="T274">2</text:span><text:span text:style-name="T273">).</text:span></text:p>
      <text:p text:style-name="P35"><text:span text:style-name="T226">משפט</text:span><text:span text:style-name="T230">: אלגוריתם מעגלי המסחר מעודד השתתפות.<text:line-break/></text:span><text:span text:style-name="T269">הוכחה</text:span><text:span text:style-name="T230">: האלגוריתם משבץ כל משתתף בבית שהוא הצביע עליו בשלב כלשהו. כל משתתף מצביע תמיד על הבית של עצמו או על בית טוב יותר. ***</text:span></text:p>
      <text:p text:style-name="P35"/>
      <text:p text:style-name="P31"><text:span text:style-name="T226">מ</text:span><text:span text:style-name="T225">שפט</text:span><text:span text:style-name="T231">: </text:span><text:span text:style-name="T232">אלגוריתם מעגלי המסחר </text:span><text:span text:style-name="T262">מגלה-</text:span><text:span text:style-name="T264">אמת</text:span><text:span text:style-name="T232">.</text:span></text:p>
      <text:p text:style-name="P29"><text:span text:style-name="T266">ה</text:span><text:span text:style-name="T265">וכחה</text:span><text:span text:style-name="T231">: </text:span><text:span text:style-name="T243">האבחנה החשובה כאן היא, שהקשת </text:span><text:span text:style-name="T245">היוצאת מ</text:span><text:span text:style-name="T243">אדם מסויים משפיעה </text:span><text:span text:style-name="T250">על הגרף </text:span><text:span text:style-name="T243">רק באותו סיבוב שהוא סוחר</text:span><text:span text:style-name="T246">, </text:span><text:span text:style-name="T249">ואז</text:span><text:span text:style-name="T246"> הוא יוצא מהמשחק</text:span><text:span text:style-name="T243">.</text:span><text:span text:style-name="T244"> </text:span><text:span text:style-name="T248">למשל, אם </text:span><text:span text:style-name="T251">יוסי</text:span><text:span text:style-name="T248"> סוחר במעגל 3 כשהוא </text:span><text:span text:style-name="T259">אמיתי</text:span><text:span text:style-name="T254"> </text:span><text:span text:style-name="T248">ובמעגל 5 כשהוא </text:span><text:soft-page-break/><text:span text:style-name="T260">מתחכם</text:span><text:span text:style-name="T248">, אז המסחר עד למעגל 3 מתנהל בדיוק באותו אופן בשני </text:span><text:span text:style-name="T255">המצבים </text:span><text:span text:style-name="T248">- </text:span><text:span text:style-name="T247">העובדה </text:span><text:span text:style-name="T252">שיוסי</text:span><text:span text:style-name="T247"> שינה את הקשת שלו, לא גרמה שום שינוי בקשתות אחרות ובמעגלים אחרים.</text:span><text:span text:style-name="T256"> </text:span></text:p>
      <text:p text:style-name="P29"><text:span text:style-name="T242">נניח </text:span><text:span text:style-name="T252">שיוסי</text:span><text:span text:style-name="T242"> סוחר במעגל k כשהוא </text:span><text:span text:style-name="T261">אמיתי</text:span><text:span text:style-name="T242"> ובמעגל j כשהוא </text:span><text:span text:style-name="T261">מתחכם</text:span><text:span text:style-name="T242">.</text:span><text:span text:style-name="T257"> נשווה בין מצבים אלו ב</text:span><text:span text:style-name="T253">שני מקרים.</text:span></text:p>
      <text:list xml:id="list1044072262" text:style-name="L2">
        <text:list-item>
          <text:p text:style-name="P59"><text:span text:style-name="T54">מקרה א:</text:span><text:span text:style-name="T55"> j</text:span><text:span text:style-name="T71"> </text:span><text:span text:style-name="T79">≥</text:span><text:span text:style-name="T71"> </text:span><text:span text:style-name="T55">k</text:span><text:span text:style-name="T56">. <text:s/></text:span><text:span text:style-name="T57">במקרה זה, </text:span><text:span text:style-name="T58">המסחר עד למעגל </text:span><text:span text:style-name="T59">k-1</text:span><text:span text:style-name="T58"> </text:span><text:span text:style-name="T60">זהה </text:span><text:span text:style-name="T61">בשני </text:span><text:span text:style-name="T62">המצבים</text:span><text:span text:style-name="T63">.</text:span><text:span text:style-name="T64"> לכן קבוצת הבתים שנשארו זמינים</text:span><text:span text:style-name="T65"> </text:span><text:span text:style-name="T66">אחרי מעגל </text:span><text:span text:style-name="T78">k-1 </text:span><text:span text:style-name="T64">היא זהה בשני </text:span><text:span text:style-name="T62">המצבים</text:span><text:span text:style-name="T64">. </text:span><text:span text:style-name="T67">ו</text:span><text:span text:style-name="T68">כשיוסי</text:span><text:span text:style-name="T69"> </text:span><text:span text:style-name="T72">אמיתי</text:span><text:span text:style-name="T70">, </text:span><text:span text:style-name="T69">הוא מקבל את הבית הטוב ביותר </text:span><text:span text:style-name="T67">בקבוצה זו</text:span><text:span text:style-name="T73">, כך שההתחכמות לא יכולה להועיל לו</text:span><text:span text:style-name="T67">.</text:span></text:p>
        </text:list-item>
        <text:list-item>
          <text:p text:style-name="P59"><text:span text:style-name="T54">מקרה ב: </text:span><text:span text:style-name="T74">j</text:span><text:span text:style-name="T75"> </text:span><text:span text:style-name="T74">&lt;</text:span><text:span text:style-name="T75"> </text:span><text:span text:style-name="T74">k. </text:span><text:span text:style-name="T56"><text:s text:c="2"/>במקרה זה, המסחר עד למעגל j-1 זהה בשני המצבים. בסיבוב הבא, כל הקשתות זהות בשני המצבים, פרט לקשת היוצאת מיוסי. כשיוסי מתחכם, הקשת היוצאת ממנו סוגרת מעגל (מעגל j); נניח שהוא סוגר מעגל עם בית כלשהו x. כשיוסי אמיתי, הוא נמצא בסופה של שרשרת המתחילה בבית x. <text:s text:c="3"/>כל עוד </text:span><text:span text:style-name="T76">יוסי בגרף, </text:span><text:span text:style-name="T56">כל השרשרת הזאת נשארת בגרף: </text:span><text:span text:style-name="T76">הבית של יוסי נשאר בגרף ומצביע על יוסי; מי שהכי רוצה את הבית הזה (נניח, עמי) עדיין נשאר בגרף ומצביע על הבית של יוסי, לכן גם הבית של עמי נשאר בגרף ומצביע על עמי; וכן הלאה עד x.</text:span><text:span text:style-name="T56"> בפרט, בית x עדיין נמצא בגרף כאשר מעגל k נסגר. לכן הבית שמקבל יוסי כשהוא </text:span><text:span text:style-name="T77">אמיתי הוא </text:span><text:span text:style-name="T56">טוב לפחות כמו x.</text:span></text:p>
          <text:list>
            <text:list-item>
              <text:p text:style-name="P60"><text:span text:style-name="T80">ההוכחה הזאת מזכירה את דברי בן עזאי בתלמוד: "</text:span><text:span text:style-name="T23">אין אדם נוגע במוכן לחבירו</text:span><text:span text:style-name="T80">" (יומא לח.): אם בית x שייך לך – </text:span><text:span text:style-name="T81">אף אחד לא ייגע בו. </text:span><text:span text:style-name="T80">הוא יגיע אליך גם אם תגיד אמת – אתה לא צריך לשקר כדי להשיג אותו...</text:span></text:p>
            </text:list-item>
          </text:list>
        </text:list-item>
      </text:list>
      <text:p text:style-name="P39"><text:span text:style-name="T82">אלגוריתם מעגלי המסחר הוא גם יעיל פארטו. </text:span><text:span text:style-name="T83">יותר מזה, </text:span><text:span text:style-name="T82">הוא </text:span><text:span text:style-name="T84">מקיים תכונה חזקה יותר הנקראת </text:span><text:span text:style-name="T107">יציב</text:span><text:span text:style-name="T108">ות</text:span><text:span text:style-name="T85">.</text:span><text:span text:style-name="T86"> </text:span><text:span text:style-name="T85">בהינתן שיבוץ מסויים של אנשים לבתים, נגדיר </text:span><text:span text:style-name="T116">קבוצה מערערת</text:span><text:span text:style-name="T85">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87">בוץ</text:span><text:span text:style-name="T85"> נקרא </text:span><text:span text:style-name="T116">יציב</text:span><text:span text:style-name="T85">. </text:span><text:span text:style-name="T88">קל לראות</text:span><text:span text:style-name="T89">, שכל </text:span><text:span text:style-name="T88">שיבוץ יציב הוא יעיל פארטו </text:span><text:span text:style-name="T211">ומעודד</text:span><text:span text:style-name="T88"> השתתפות.</text:span></text:p>
      <text:p text:style-name="P36"><text:span text:style-name="T239">קבוצת השיבוצים היציבים נקראת ה</text:span><text:span text:style-name="T227">ליבה </text:span><text:span text:style-name="T239">(</text:span><text:span text:style-name="T227">core</text:span><text:span text:style-name="T239">)</text:span><text:span text:style-name="T240"> של משחק השיבוצים</text:span><text:span text:style-name="T239">.</text:span><text:span text:style-name="T240"> ניתן להראות שהליבה כוללת בדיוק שיבוץ אחד, והוא השיבוץ המוחזר ע"י אלגוריתם מעגלי המסחר.</text:span><text:span text:style-name="T241"> </text:span></text:p>
      <text:p text:style-name="P37"><text:span text:style-name="T228">מש</text:span><text:span text:style-name="T225">פט</text:span>: אם כל יחסי ההעדפה <text:span text:style-name="T267">חזקים</text:span> (אין אדישות), אז אלגוריתם מעגלי המסחר מוצא שיבוץ יציב.</text:p>
      <text:p text:style-name="P43"><text:span text:style-name="T224">הוכחה</text:span>: נניח שקבוצ<text:span text:style-name="T324">ה כלשהי של שחקנים, שנקרא להם </text:span>“הבדלנים”, שוקלת לפרוש <text:span text:style-name="T324">מהאלגוריתם. נסמן:</text:span></text:p>
      <text:list xml:id="list2142318254" text:style-name="L3">
        <text:list-item>
          <text:p text:style-name="P61"><text:span text:style-name="T1">שיבוץ א = השיבוץ לבדלנים כשהם </text:span><text:span text:style-name="T15">משתתפים באלגוריתם;</text:span></text:p>
        </text:list-item>
        <text:list-item>
          <text:p text:style-name="P61"><text:span text:style-name="T1">שיבוץ ב = השיבוץ לבדלנים כשהם פורשים </text:span><text:span text:style-name="T15">ומבצעים החלפה כלשהי ביניהם.</text:span></text:p>
        </text:list-item>
      </text:list>
      <text:p text:style-name="P43">יהי <text:span text:style-name="T267">k</text:span> ה<text:span text:style-name="T324">מספר ה</text:span>קטן ביותר, כך שבדלן <text:span text:style-name="T324">כלשהו </text:span>ממעגל <text:span text:style-name="T267">k</text:span> <text:span text:style-name="T325">(נניח יוסי) </text:span>מקבל בית אחֵר בעקבות הפרישה. בית זה <text:span text:style-name="T326">חייב להיות </text:span>שייך לבדלן אחֵר – <text:span text:style-name="T326">כי אחרי הפרישה הבדלנים יכולים רק להתחלף ביניהם.</text:span></text:p>
      <text:p text:style-name="P44"><text:span text:style-name="T326">כיוון ש-</text:span><text:span text:style-name="T270">k</text:span><text:span text:style-name="T326"> קטן ביותר, </text:span>כל הבדלנים ממעגלים <text:span text:style-name="T267">k</text:span>&gt;<text:span text:style-name="T267">j</text:span> מקבלים אותו בית. לכן <text:span text:style-name="T325">יוסי </text:span>מקבל בית <text:span text:style-name="T327">של מישהו מ</text:span>מעגל <text:span text:style-name="T267">k</text:span> ומעלה. <text:s/>אבל בשיבוץ א, <text:span text:style-name="T328">יוסי </text:span>מקבל את הבית <text:span text:style-name="T268">הטוב ביותר עבורו</text:span>, מבין הבתים שעדיין זמינים בזמן מעגל <text:span text:style-name="T267">k</text:span>.</text:p>
      <text:p text:style-name="P45">כיוון ש<text:span text:style-name="T329">בשיבוץ ב הוא מקבל בית אחר, </text:span><text:span text:style-name="T330">ו</text:span><text:span text:style-name="T329">ההעדפות חזקות – הבית האחר בהכרח </text:span><text:span text:style-name="T267">גרוע </text:span>יותר <text:span text:style-name="T329">עבורו</text:span>. <text:s text:c="2"/>***</text:p>
      <text:p text:style-name="P38"><text:span text:style-name="T275"><text:line-break/></text:span><text:span text:style-name="T321">משפט ב</text:span><text:span text:style-name="T275">: </text:span><text:span text:style-name="T276">אם כל יחסי ההעדפה </text:span><text:span text:style-name="T283">חזקים</text:span><text:span text:style-name="T276"> (אין אדישות), </text:span><text:span text:style-name="T277">אז </text:span><text:span text:style-name="T278">יש רק שיבוץ יציב אחד - והוא זה שמחזיר אלגוריתם מעגלי המסחר.<text:line-break/></text:span><text:span text:style-name="T285">הו</text:span><text:span text:style-name="T284">כחה</text:span><text:span text:style-name="T279">: נגדיר: שיבוץ א = השיבוץ של האלגוריתם, שיבוץ ב = שיבוץ אחר כלשהו.</text:span></text:p>
      <text:p text:style-name="P43">יהי <text:span text:style-name="T267">k</text:span> הקטן ביותר כך שמישהו <text:span text:style-name="T331">(נניח יוסי) </text:span>ממעגל <text:span text:style-name="T267">k</text:span> באלגוריתם, משובץ אחרת בשיבוץ ב. </text:p>
      <text:p text:style-name="P46">בשיבוץ א, <text:span text:style-name="T331">יוסי </text:span>מקבל את הבית הטוב ביותר מהבתים שלא נלקחו ע"י מעגלים <text:span text:style-name="T267">k</text:span>&gt;<text:span text:style-name="T267">j</text:span>.</text:p>
      <text:p text:style-name="P46"><text:span text:style-name="T331">כיוון ש </text:span><text:span text:style-name="T271">k</text:span><text:span text:style-name="T331"> הוא הקטן ביותר, </text:span>בשיבוץ ב <text:span text:style-name="T331">יוסי </text:span><text:span text:style-name="T224">לא</text:span> מקבל בית ממעגל <text:span text:style-name="T267">k</text:span>&gt;<text:span text:style-name="T267">j</text:span>, ולכן מצבו <text:span text:style-name="T332">בשיבוץ ב </text:span><text:span text:style-name="T224">פחות </text:span>טוב.</text:p>
      <text:p text:style-name="P49">אותו שיקול נכון לגבי <text:span text:style-name="T268">כל </text:span>המשתתפים במעגל <text:span text:style-name="T267">k</text:span> המשובצים אחרת בשיבוץ ב.</text:p>
      <text:p text:style-name="P47"><text:span text:style-name="T332">לכן, </text:span>משתתפי מעגל <text:span text:style-name="T267">k</text:span> יכולים לפרוש ולערער על שיבוץ ב. </text:p>
      <text:p text:style-name="P47"><text:span text:style-name="T332">מכאן: </text:span>שיבוץ ב <text:span text:style-name="T333">אינו </text:span>יציב. <text:s text:c="15"/>***</text:p>
      <text:p text:style-name="P42"><text:soft-page-break/>למה זה חשוב שהשיבוץ היציב הוא יחיד? - כי אם מישהו יטען שאלגוריתם "מעגלי המסחר" מפלה אותו לרעה, נוכל להוכיח לו שזה לא נכון – כל אלגוריתם אחר שהיה מוצא שיבוץ יציב, היה מוצא את אותו שיבוץ בדיוק.</text:p>
      <text:p text:style-name="P42"/>
      <text:p text:style-name="P21">יישומים</text:p>
      <text:p text:style-name="P34"><text:span text:style-name="T231">אלגוריתם מעגלי המסחר יכול לשמש תחליף </text:span><text:span text:style-name="T233">למסחר בכסף, במצבים שבהם לא רוצים מסיבה כלשהי </text:span><text:span text:style-name="T231">להשתמש בכסף. לדוגמה</text:span><text:span text:style-name="T234">, אפשר להשתמש בו כדי לבנות מערכת להחלפת </text:span><text:span text:style-name="T235">ספרים משומשים.</text:span><text:span text:style-name="T236"> כל אחד מציע </text:span><text:span text:style-name="T237">ספר ובוחר את הספר שהוא הכי רוצה מבין הספרים האחרים, והמערכת מבצעת החלפות במעגל. </text:span><text:span text:style-name="T263">דוגמה לאפליקציה המשתמשת באלגוריתם זה (פותחה ע”י סטודנטים במסגרת פרוייקט שנה ג באריאל): </text:span><text:a xlink:type="simple" xlink:href="https://github.com/aricRach/final-project" text:style-name="Internet_20_link" text:visited-style-name="Visited_20_Internet_20_Link"><text:span text:style-name="T334">https://github.com/aricRach/final-project</text:span></text:a><text:span text:style-name="T334"> </text:span></text:p>
      <text:p text:style-name="P33"/>
      <text:p text:style-name="P30"><text:span text:style-name="T238">מעגלי-מסחר יכולים לשמש גם כדי ליישם את מצוות היובל בימינו. ראו מאמר</text:span><text:span text:style-name="T258">י</text:span><text:span text:style-name="T238"> "אלגוריתם היובל - תהליך הדרגתי לחלוקת קרקעות", בד"ד 28, </text:span><text:a xlink:type="simple" xlink:href="http://www.tora.us.fm/tryg/yovl/bdd/yovel-bdd-28.pdf" text:style-name="Internet_20_link" text:visited-style-name="Visited_20_Internet_20_Link"><text:span text:style-name="T238">http://www.tora.us.fm/tryg/yovl/bdd/yovel-bdd-28.pdf</text:span></text:a><text:span text:style-name="T238"> .</text:span></text:p>
      <text:p text:style-name="P32"/>
      <text:p text:style-name="P21">החלפות כשיש אדישות</text:p>
      <text:p text:style-name="P53"><text:span text:style-name="T335">אלגוריתם מעגלי-המסחר מחזיר שיבוץ יציב (ויעיל פארטו) רק כאשר כל יחסי ההעדפות הם חזקים. אבל במקרים רבים, המשתתפים עשויים להיות אדישים בין שתי אפשרויות או יותר. </text:span><text:span text:style-name="T336">המשמעות היא, שלכל שחקן יכולים להיות שניים או יותר "בתים טובים ביותר" בכל שלב. האלגוריתם כמובן יכול לבחור ביניהם באופן שרירותי, אבל אז התוצאה לא תהיה יעילה-פארטו.</text:span></text:p>
      <text:p text:style-name="P51"/>
      <text:p text:style-name="P51"><text:span text:style-name="T225">דוגמה</text:span>.<text:span text:style-name="T199"> </text:span><text:span text:style-name="T182">יש שני אנשים: אדם א אדיש בין שני בתים, ואדם ב מעדיף את הבית של א. </text:span><text:span text:style-name="T183">האלגוריתם יכול לבחור שרירותית את המעגל א-א, ולהשאיר כל אחד בבית הנוכחי שלו. אבל יש שיפור פארטו: להחליף בין א ל-ב.</text:span></text:p>
      <text:p text:style-name="P64"/>
      <text:p text:style-name="P52"><text:span text:style-name="T167">אדישות היא דבר נפוץ במציאות. לדוגמה, כשמחלקים מעונות לסטודנטים, יש הרבה סטודנטים שחשוב להם רק סוג המעון (קרוואן, דירה </text:span><text:span text:style-name="T180">לבד, דירת שותפים וכו’), והם אדישים בין כל המעונות מאותו סוג. מצד שני, יש סטודנטים שמעדיפים דווקא מעון מסויים (נניח, כי הוא קרוב למחלקה, או רחוק מהכביש). האם ניתן לשפר את אלגוריתם "מעגלי המסחר" כך שישיג תוצאה יעילה-פארטו?</text:span></text:p>
      <text:p text:style-name="P65"/>
      <text:p text:style-name="P56"><text:span text:style-name="T168">- ה</text:span><text:span text:style-name="T172">תשובה היא כן, יש כמה אלגוריתמים כאלו.</text:span><text:span text:style-name="T170"> </text:span><text:span text:style-name="T169">המבנה הכללי של אלגוריתם כזה דומה לאלגוריתם מעגלי המסחר: </text:span><text:span text:style-name="T123">מחזיק</text:span><text:span text:style-name="T137">ים</text:span><text:span text:style-name="T123"> </text:span><text:span text:style-name="T124">גרף </text:span><text:span text:style-name="T125">מכוון </text:span><text:span text:style-name="T124">שבו</text:span><text:span text:style-name="T126"> </text:span><text:span text:style-name="T111">הצמתים </text:span><text:span text:style-name="T104">הם </text:span><text:span text:style-name="T90">האנשים</text:span><text:span text:style-name="T91">, </text:span><text:span text:style-name="T92">ו</text:span><text:span text:style-name="T128">י</text:span><text:span text:style-name="T129">ש </text:span><text:span text:style-name="T187">קשת</text:span><text:span text:style-name="T129"> </text:span><text:span text:style-name="T126">מכל </text:span><text:span text:style-name="T130">אדם </text:span><text:span text:style-name="T131">אל </text:span><text:span text:style-name="T188">כל </text:span><text:span text:style-name="T136">האנשים המחזיקים בבתים </text:span><text:span text:style-name="T127">שהוא הכי רוצה. </text:span><text:span text:style-name="T138">לפני שנסביר איך פועלים האלגוריתמים האלו, נזכיר את מושג מתורת הגרפים. בגרף מכוון, </text:span><text:span text:style-name="T184">רכיב קשיר חזק </text:span><text:span text:style-name="T170">(strongly-connected component</text:span><text:span text:style-name="T174">) </text:span><text:span text:style-name="T170">הוא אוסף של צמתים, שאפשר להגיע מכל אחד מהם לכל אחד מהם במסלול מכוון </text:span><text:span text:style-name="T181">(הגדרה שקולה: כל שני צמתים ברכיב נמצאים במעגל מכוון כלשהו)</text:span><text:span text:style-name="T170">. </text:span><text:span text:style-name="T171">ישנם אלגוריתמים ידועים למציאת רכיבים קשירים חזקים בגרף, לדוגמה על-בסיס אלגוריתם DFS.</text:span></text:p>
      <text:p text:style-name="P66"/>
      <text:p text:style-name="P57"><text:span text:style-name="T171">ר</text:span><text:span text:style-name="T175">כיב-קשיר-חזק </text:span><text:span text:style-name="T177">C</text:span><text:span text:style-name="T176"> </text:span><text:span text:style-name="T175">נקרא </text:span><text:span text:style-name="T185">סופי </text:span><text:span text:style-name="T175">(terminal) אם:</text:span></text:p>
      <text:list xml:id="list592827212" text:style-name="L4">
        <text:list-item>
          <text:p text:style-name="P71"><text:span text:style-name="T170">אין קשתות יוצאות </text:span><text:span text:style-name="T176">משחקנים ב-</text:span><text:span text:style-name="T177">C</text:span><text:span text:style-name="T176"> </text:span><text:span text:style-name="T173">לרכיבים אחרים</text:span><text:span text:style-name="T170"> (</text:span><text:span text:style-name="T175">רכיב שיש לו תכונה זו נקרא גם </text:span><text:span text:style-name="T185">כיור </text:span><text:span text:style-name="T175">– sink, או </text:span><text:span text:style-name="T185">סופג</text:span><text:span text:style-name="T175"> </text:span><text:span text:style-name="T173">- absorbing</text:span><text:span text:style-name="T170">).</text:span></text:p>
        </text:list-item>
      </text:list>
      <text:list xml:id="list2291579660" text:style-name="L5">
        <text:list-item>
          <text:p text:style-name="P72"><text:span text:style-name="T176">יש קשת מכל שחקן ב-</text:span><text:span text:style-name="T177">C</text:span><text:span text:style-name="T176"> לעצמו. במילים אחרות: כל שחקן ב-</text:span><text:span text:style-name="T177">C</text:span><text:span text:style-name="T176"> מחזיק באחד הבתים שהוא הכי רוצה, מבין הבתים שיש עכשיו בגרף.</text:span></text:p>
        </text:list-item>
      </text:list>
      <text:p text:style-name="P54"/>
      <text:p text:style-name="P28"><text:span text:style-name="T117">אלגוריתם-מעגלי-</text:span><text:span text:style-name="T118">ה</text:span><text:span text:style-name="T117">מסחר-עם-אדישות </text:span><text:span text:style-name="T106">מעדכ</text:span><text:span text:style-name="T95">ן</text:span><text:span text:style-name="T106"> </text:span><text:span text:style-name="T102">את הגרף באופן הבא:</text:span></text:p>
      <text:p text:style-name="P10"><text:span text:style-name="T102">א</text:span><text:span text:style-name="T103">. </text:span><text:span text:style-name="T93">כל עוד יש בגרף </text:span><text:span text:style-name="T95">רכיב-קשיר-חזק סופי </text:span><text:span text:style-name="T140">C</text:span><text:span text:style-name="T93">:</text:span></text:p>
      <text:list xml:id="list3615857823" text:style-name="L6">
        <text:list-item>
          <text:p text:style-name="P77"><text:soft-page-break/><text:span text:style-name="T93">נותנים לכל השחקנים </text:span><text:span text:style-name="T96">ב-</text:span><text:span text:style-name="T140">C </text:span><text:span text:style-name="T93">את הבית </text:span><text:span text:style-name="T97">שהם מחזיקים בו עכשיו</text:span><text:span text:style-name="T93">.</text:span></text:p>
        </text:list-item>
        <text:list-item>
          <text:p text:style-name="P78"><text:span text:style-name="T93">מוציאים מהשוק </text:span><text:span text:style-name="T100">את השחקנים ב-</text:span><text:span text:style-name="T141">C ואת הבתים שלהם.</text:span></text:p>
        </text:list-item>
        <text:list-item>
          <text:p text:style-name="P78"><text:span text:style-name="T93">מעדכנים את </text:span><text:span text:style-name="T98">ההעדפות של השחקנים האחרים, ובונים מחדש את הגרף.</text:span></text:p>
        </text:list-item>
      </text:list>
      <text:p text:style-name="P11"><text:span text:style-name="T105">ב. </text:span><text:span text:style-name="T99">אם אין בגרף </text:span><text:span text:style-name="T95">רכיב-קשיר-חזק </text:span><text:span text:style-name="T99">סופי:</text:span></text:p>
      <text:list xml:id="list2924645389" text:style-name="L7">
        <text:list-item>
          <text:p text:style-name="P79"><text:span text:style-name="T93">משתמשים בכלל-בחירה מסויים כדי לבחור, לכל שחקן, בית </text:span><text:span text:style-name="T110">אחד </text:span><text:span text:style-name="T93">מבין הבתים שהוא הכי רוצה.</text:span></text:p>
        </text:list-item>
        <text:list-item>
          <text:p text:style-name="P81">מוצאים מעגל מכוון בגרף שנוצר.</text:p>
        </text:list-item>
        <text:list-item>
          <text:p text:style-name="P80"><text:span text:style-name="T93">מבצעים את ההחלפה במעגל </text:span><text:span text:style-name="T94">(</text:span><text:span text:style-name="T198">אבל </text:span><text:span text:style-name="T109">משאירים בשוק </text:span><text:span text:style-name="T198">את השחקנים והבתים).</text:span></text:p>
        </text:list-item>
      </text:list>
      <text:p text:style-name="P55"><text:span text:style-name="T133">ג</text:span><text:span text:style-name="T132">. חוזרים על סעיפים א</text:span><text:span text:style-name="T134">, ב</text:span><text:span text:style-name="T132"> עד שהגרף ריק.</text:span></text:p>
      <text:p text:style-name="P67"/>
      <text:p text:style-name="P58"><text:span text:style-name="T132">ישנם כמה כללי-בחירה שאפשר להשתמש בהם בסעיף ב. </text:span><text:span text:style-name="T160">נציג כלל-</text:span><text:span text:style-name="T159">בחירה</text:span><text:span text:style-name="T160"> </text:span><text:span text:style-name="T159">אחד – </text:span><text:span text:style-name="T162">כלל </text:span><text:span text:style-name="T196">סבן-סתורמן</text:span><text:span text:style-name="T162"> (</text:span><text:span text:style-name="T161">פותח ע"י דניאלה סבן וג’יי סתורמן, </text:span><text:span text:style-name="T162">2013). </text:span><text:span text:style-name="T163">כדי להגדיר את הכלל, נשתמש במושגים הבאים:</text:span></text:p>
      <text:list xml:id="list1455968786" text:style-name="L8">
        <text:list-item>
          <text:p text:style-name="P74"><text:span text:style-name="T157">שחקן </text:span><text:span text:style-name="T194">מקנא –</text:span><text:span text:style-name="T157"> שחקן, </text:span><text:span text:style-name="T143">שהבית </text:span><text:span text:style-name="T122">שהוא מחזיק </text:span><text:span text:style-name="T143">בו כעת, </text:span><text:span text:style-name="T189">אינו </text:span><text:span text:style-name="T143">אחד מהבתים </text:span><text:span text:style-name="T122">שהוא הכי רוצה (כלומר: אין קשת ממנו לעצמו).</text:span></text:p>
        </text:list-item>
        <text:list-item>
          <text:p text:style-name="P74"><text:span text:style-name="T122">שחקן </text:span><text:span text:style-name="T186">מסודר –</text:span><text:span text:style-name="T122"> שחקן שכבר בחר, מבין הבתים שהוא הכי רוצה, בית אחד שעליו הוא יצביע.</text:span></text:p>
        </text:list-item>
        <text:list-item>
          <text:p text:style-name="P73"><text:span text:style-name="T145">בית </text:span><text:span text:style-name="T193">נמוך </text:span><text:span text:style-name="T190">–</text:span><text:span text:style-name="T145"> אנחנו מגדירים </text:span><text:span text:style-name="T135">מראש סדר </text:span><text:span text:style-name="T142">קבוע </text:span><text:span text:style-name="T135">על הבתים, </text:span><text:span text:style-name="T152">נניח לפי מספר סידורי</text:span><text:span text:style-name="T135">; </text:span><text:span text:style-name="T145">בית "</text:span><text:span text:style-name="T193">נמוך</text:span><text:span text:style-name="T145">" הוא בית </text:span><text:span text:style-name="T152">שהמספר הסידורי שלו </text:span><text:span text:style-name="T155">נמוך </text:span><text:span text:style-name="T152">ביותר.</text:span></text:p>
        </text:list-item>
      </text:list>
      <text:p text:style-name="P58"><text:span text:style-name="T142">בכל שלב, הכלל </text:span><text:span text:style-name="T143">בוחר בתים לשחקנים באופן הבא:</text:span></text:p>
      <text:list xml:id="list3568276355" text:style-name="L9">
        <text:list-item>
          <text:p text:style-name="P75"><text:span text:style-name="T143">כל שחקן </text:span><text:span text:style-name="T191">מקנא </text:span><text:span text:style-name="T135">בוחר, מבין הבתים שהוא הכי רוצה, את הבית </text:span><text:span text:style-name="T155">הנמוך ביותר</text:span><text:span text:style-name="T145">. עכשיו, כל השחקנים המקנאים הם מסודרים.</text:span></text:p>
        </text:list-item>
        <text:list-item>
          <text:p text:style-name="P76"><text:span text:style-name="T135">מבין השחקנים </text:span><text:span text:style-name="T145">הלא-מסודרים, </text:span><text:span text:style-name="T135">מסתכלים על השחקנים, שאחד הבתים שהם הכי רוצים שייך לשחקן </text:span><text:span text:style-name="T145">מסודר</text:span><text:span text:style-name="T135">. מבין השחקנים האלה, בוחרים את זה שמחזיק בבית </text:span><text:span text:style-name="T145">ה</text:span><text:span text:style-name="T146">כי </text:span><text:span text:style-name="T156">נמוך</text:span><text:span text:style-name="T135">. </text:span><text:span text:style-name="T144">מבין הבתים שהוא הכי רוצה, השייכים לשחקן </text:span><text:span text:style-name="T147">מסודר</text:span><text:span text:style-name="T144">, בוחרים עבורו את הבית </text:span><text:span text:style-name="T147">הכי </text:span><text:span text:style-name="T156">נמוך</text:span><text:span text:style-name="T147">. </text:span><text:span text:style-name="T148">ממשיכים באופן זה עד שכל השחקנים מסודרים.</text:span></text:p>
        </text:list-item>
      </text:list>
      <text:p text:style-name="P69">כאשר כל השחקנים מסודרים, לכל שחקן יש קשת יוצאת אחת בדיוק, ולכן קיים מעגל מכוון, ואפשר להמשיך בשלב ב באלגוריתם.</text:p>
      <text:p text:style-name="P68"/>
      <text:p text:style-name="P12"><text:span text:style-name="T319">מ</text:span><text:span text:style-name="T320">שפט</text:span><text:span text:style-name="T289">. </text:span><text:span text:style-name="T139">אלגוריתם-מעגלי-</text:span><text:span text:style-name="T149">ה</text:span><text:span text:style-name="T139">מסחר-עם-אדישות</text:span><text:span text:style-name="T290"> </text:span><text:span text:style-name="T291">עם כלל-הבחירה של סבן-סתורמן </text:span><text:span text:style-name="T290">מסתיים</text:span><text:span text:style-name="T289"> </text:span><text:span text:style-name="T291">תוך </text:span><text:span text:style-name="T292">2n</text:span><text:span text:style-name="T291"> </text:span><text:span text:style-name="T295">צעדים</text:span><text:span text:style-name="T291"> לכל היותר.</text:span></text:p>
      <text:p text:style-name="P16"><text:span text:style-name="T317">הוכחה</text:span><text:span text:style-name="T289">. </text:span></text:p>
      <text:p text:style-name="P16"><text:span text:style-name="T291">בכל </text:span><text:span text:style-name="T292">הפעלה של צעד א, לפחות שחקן אחד יוצא <text:s/>מהשוק; לכן צעד א יכול להתבצע לכל היותר n פעמים.</text:span></text:p>
      <text:p text:style-name="P13"><text:span text:style-name="T292">בכל הפעלה של צעד ב, מוצאים לפחות מעגל מכוון אחד. </text:span><text:span text:style-name="T293">כלל סבן-סתורמן מבטיח, שכל מסלול מכוון המתחיל בשחקן שאינו מקנא, מגיע לשחקן מקנא. לכן, כל מעגל מכוון כולל שחקן מקנא אחד לפחות. לאחר שמחליפים את הבתים במעגל, </text:span><text:span text:style-name="T294">כל השחקנים במעגל אינם מקנאים, כי הם קיבלו בית שהם הכי רוצים. לכן מספר השחקנים המקנאים קטן ב-1 לפחות. לכן גם צעד ב יכול להתבצע לכל היותר n פעמים. </text:span><text:span text:style-name="T289"><text:s text:c="4"/>***</text:span></text:p>
      <text:p text:style-name="P82"/>
      <text:p text:style-name="P19"><text:span text:style-name="T164">נ</text:span><text:span text:style-name="T157">יתן להוכיח (נדלג על ההוכחה כאן), שהזמן הדרוש לכל צעד הוא </text:span><text:span text:style-name="T158">O(</text:span><text:span text:style-name="T195">n</text:span><text:span text:style-name="T158"> log </text:span><text:span text:style-name="T197">n </text:span><text:span text:style-name="T158">+ n</text:span><text:span text:style-name="T223"> </text:span><text:span text:style-name="T158">g), כאשר g הוא גודל </text:span><text:span text:style-name="T166">קבוצת-האדישות הגדולה ביותר (</text:span><text:span text:style-name="T158">הקבוצה הגדולה ביותר של בתים, שאחד השחקנים אדיש ביניהם</text:span><text:span text:style-name="T166">)</text:span><text:span text:style-name="T158">. </text:span><text:span text:style-name="T166">לכן </text:span><text:span text:style-name="T158">זמן הריצה </text:span><text:span text:style-name="T166">הכולל </text:span><text:span text:style-name="T158">של האלגוריתם </text:span><text:span text:style-name="T165">כולו </text:span><text:span text:style-name="T158">ה</text:span><text:span text:style-name="T166">ו</text:span><text:span text:style-name="T158">א: O(</text:span><text:span text:style-name="T195">n</text:span><text:span text:style-name="T223">2</text:span><text:span text:style-name="T158"> log </text:span><text:span text:style-name="T197">n </text:span><text:span text:style-name="T158">+ n</text:span><text:span text:style-name="T223">2</text:span><text:span text:style-name="T158">g).</text:span></text:p>
      <text:p text:style-name="P82"/>
      <text:p text:style-name="P14"><text:span text:style-name="T319">מ</text:span><text:span text:style-name="T320">שפט</text:span><text:span text:style-name="T289">. </text:span><text:span text:style-name="T139">אלגוריתם-מעגלי-</text:span><text:span text:style-name="T149">ה</text:span><text:span text:style-name="T139">מסחר-עם-אדישות </text:span><text:span text:style-name="T150">מחזיר תמיד </text:span><text:span text:style-name="T306">שיבוץ</text:span><text:span text:style-name="T289"> יעיל-פארטו.</text:span></text:p>
      <text:p text:style-name="P15"><text:span text:style-name="T317">הוכחה</text:span><text:span text:style-name="T289">. </text:span><text:span text:style-name="T298">נניח בשלילה שקיים שיפור-פארטו. נסמן: </text:span><text:span text:style-name="T178">שיבוץ א = השיבוץ </text:span><text:span text:style-name="T179">של האלגוריתם; </text:span><text:span text:style-name="T178">שיבוץ ב = </text:span><text:span text:style-name="T179">שיפור-פארטו שלו. </text:span><text:span text:style-name="T296">נחלק את השחקנים לקבוצות ונמספר אותן לפי הסדר שבו הן יצאו מהשוק </text:span><text:span text:style-name="T299">בשיבוץ א </text:span><text:span text:style-name="T296"><text:s/>(ברכיב-קשיר-חזק סופי). </text:span><text:span text:style-name="T297">נסמן ב-k את המספר הקטן ביותר כך ששחקן כלשהו </text:span><text:span text:style-name="T311">מרכיב-סופי</text:span><text:span text:style-name="T297"> k </text:span><text:span text:style-name="T307">(נקרא לו יוסי) </text:span><text:span text:style-name="T300">מעדיף את הבית שקיבל בשיבוץ ב. </text:span><text:span text:style-name="T297">כש</text:span><text:span text:style-name="T311">רכיב-סופי</text:span><text:span text:style-name="T297"> k יצא מהשוק, </text:span><text:span text:style-name="T307">יוסי </text:span><text:span text:style-name="T297">קיבל בית שהוא הכי רוצה, מבין הבתים שהיו בשוק באותו זמן. </text:span><text:span text:style-name="T301">מכאן, בשיבוץ ב, </text:span><text:span text:style-name="T307">יוסי</text:span><text:span text:style-name="T302"> </text:span><text:span text:style-name="T301">מקבל בית שיצא מהשוק בשלב מוקדם יותר, נניח </text:span><text:span text:style-name="T312">ברכיב-סופי</text:span><text:span text:style-name="T301"> j&lt;k. </text:span><text:span text:style-name="T303">אבל </text:span><text:span text:style-name="T308">כל השחקנים שיצאו מהשוק </text:span><text:span text:style-name="T303">בשיבוץ א </text:span><text:span text:style-name="T312">ברכיב-סופי</text:span><text:span text:style-name="T308"> j, </text:span><text:span text:style-name="T313">לפי הגדרת רכיב-סופי, לא הצביעו לאף בית</text:span><text:span text:style-name="T303"> מחוץ לרכיב. </text:span><text:span text:style-name="T304">לכן, </text:span><text:span text:style-name="T305">כל בית אחר </text:span><text:span text:style-name="T309">שיקבל אחד השחקנים האלה </text:span><text:span text:style-name="T305">בשיבוץ ב, </text:span><text:span text:style-name="T309">יהיה </text:span><text:span text:style-name="T318">פחות </text:span><text:span text:style-name="T305">טוב עבורו מהבית שקיבל בשיבוץ א. לכן שיבוץ ב אינו שיפור פארטו. ***</text:span></text:p>
      <text:p text:style-name="P83"/>
      <text:p text:style-name="P17"><text:soft-page-break/><text:span text:style-name="T305">ש</text:span><text:span text:style-name="T315">ימו לב: </text:span><text:span text:style-name="T314">ההוכחה של יעילות-פארטו</text:span><text:span text:style-name="T315"> </text:span><text:span text:style-name="T314">לא השתמשה כלל </text:span><text:span text:style-name="T315">בכלל-הבחירה של סבן-סתורמן. </text:span><text:span text:style-name="T316">למעשה,</text:span><text:span text:style-name="T315"> </text:span><text:span text:style-name="T139">אלגוריתם-מעגלי-</text:span><text:span text:style-name="T149">ה</text:span><text:span text:style-name="T139">מסחר-עם-אדישות </text:span><text:span text:style-name="T315">מחזיר שיבוץ יעיל-פארטו לכל כלל-בחירה (בתנאי שהאלגוריתם מסתיים). אותו הדבר נכון גם לגבי המשפט הבא.</text:span></text:p>
      <text:p text:style-name="P41"><text:span text:style-name="T85">בהינתן שיבוץ מסויים של אנשים לבתים, נגדיר </text:span><text:span text:style-name="T116">קבוצה מערערת-</text:span><text:span text:style-name="T119">חזק </text:span><text:span text:style-name="T85">כקבוצה היכולה לפרוש מהמערכת ולבצע מסחר פנימי בתוך הקבוצה, והתוצאה שתתקבל תהיה טובה יותר </text:span><text:span text:style-name="T221">לכל </text:span><text:span text:style-name="T85">חברי הקבוצה אם אין קבוצה מערערת-</text:span><text:span text:style-name="T101">חזק</text:span><text:span text:style-name="T85">, השי</text:span><text:span text:style-name="T87">בוץ</text:span><text:span text:style-name="T85"> נקרא </text:span><text:span text:style-name="T116">יציב </text:span><text:span text:style-name="T119">חלש</text:span><text:span text:style-name="T85">. </text:span><text:span text:style-name="T88">קל לראות</text:span><text:span text:style-name="T89">, שכל </text:span><text:span text:style-name="T88">שיבוץ יציב-</text:span><text:span text:style-name="T101">חלש</text:span><text:span text:style-name="T88"> הוא </text:span><text:span text:style-name="T211">מעודד</text:span><text:span text:style-name="T212">-</text:span><text:span text:style-name="T88">השתתפות.</text:span></text:p>
      <text:p text:style-name="P40"><text:span text:style-name="T120">מש</text:span><text:span text:style-name="T121">פט</text:span><text:span text:style-name="T200">: </text:span><text:span text:style-name="T139">אלגוריתם-מעגלי-</text:span><text:span text:style-name="T149">ה</text:span><text:span text:style-name="T139">מסחר-עם-אדישות </text:span><text:span text:style-name="T150">מחזיר תמיד </text:span><text:span text:style-name="T219">שיבוץ יציב-</text:span><text:span text:style-name="T220">חלש.</text:span></text:p>
      <text:p text:style-name="P48"><text:span text:style-name="T224">הוכחה</text:span>: נניח שקבוצ<text:span text:style-name="T324">ה כלשהי של שחקנים, שנקרא להם </text:span>“הבדלנים”, שוקלת לפרוש <text:span text:style-name="T324">מהאלגוריתם. נסמן:</text:span></text:p>
      <text:list xml:id="list94234363890707" text:continue-list="list2142318254" text:style-name="L3">
        <text:list-item>
          <text:p text:style-name="P62"><text:span text:style-name="T1">שיבוץ א = השיבוץ לבדלנים כשהם </text:span><text:span text:style-name="T15">משתתפים באלגוריתם;</text:span></text:p>
        </text:list-item>
        <text:list-item>
          <text:p text:style-name="P62"><text:span text:style-name="T1">שיבוץ ב = השיבוץ לבדלנים כשהם פורשים </text:span><text:span text:style-name="T15">ומבצעים החלפה כלשהי ביניהם.</text:span></text:p>
        </text:list-item>
      </text:list>
      <text:p text:style-name="P50"><text:span text:style-name="T199">יהי </text:span><text:span text:style-name="T112">k</text:span><text:span text:style-name="T199"> ה</text:span><text:span text:style-name="T201">מספר ה</text:span><text:span text:style-name="T199">קטן </text:span><text:span text:style-name="T206">ביותר </text:span><text:span text:style-name="T199">כך </text:span><text:span text:style-name="T215">ש</text:span><text:span text:style-name="T199">בדלן </text:span><text:span text:style-name="T201">כלשהו </text:span><text:span text:style-name="T206">(נניח יוסי) יצא מהשוק </text:span><text:span text:style-name="T217">ברכיב-סופי</text:span><text:span text:style-name="T213"> </text:span><text:span text:style-name="T114">k </text:span><text:span text:style-name="T206">בשיבוץ </text:span><text:span text:style-name="T207">א</text:span><text:span text:style-name="T112">. </text:span><text:span text:style-name="T222">בשיבוץ ב, יוסי יכול לקבל רק בית השייך לבדלן </text:span><text:span text:style-name="T199">אחֵר – </text:span><text:span text:style-name="T203">כי אחרי הפרישה הבדלנים יכולים רק להתחלף ביניהם. </text:span><text:span text:style-name="T199">לכן </text:span><text:span text:style-name="T202">יוסי </text:span><text:span text:style-name="T199">מקבל בית </text:span><text:span text:style-name="T204">של מישהו </text:span><text:span text:style-name="T218">מרכיב-סופי</text:span><text:span text:style-name="T214"> </text:span><text:span text:style-name="T112">k</text:span><text:span text:style-name="T199"> ומעלה. אבל בשיבוץ א, </text:span><text:span text:style-name="T205">יוסי </text:span><text:span text:style-name="T199">מקבל את הבית </text:span><text:span text:style-name="T113">הטוב ביותר עבורו</text:span><text:span text:style-name="T199">, מבין הבתים שעדיין זמינים </text:span><text:span text:style-name="T209">כאשר קבוצה </text:span><text:span text:style-name="T112">k </text:span><text:span text:style-name="T115">יוצאת מהשוק.</text:span><text:span text:style-name="T199"> </text:span><text:span text:style-name="T208">לכן הבית </text:span><text:span text:style-name="T216">שמקבל יוסי בשיבוץ ב, </text:span><text:span text:style-name="T208">אינו טוב יותר עבורו </text:span><text:span text:style-name="T210">מהבית שקיבל בשיבוץ א.</text:span><text:span text:style-name="T199"> <text:s/>***</text:span></text:p>
      <text:p text:style-name="P84"/>
      <text:p text:style-name="P18"><text:span text:style-name="T289">נ</text:span><text:span text:style-name="T288">יתן להוכיח, שאלגוריתם מעגלי-המסחר המוכלל, עם כלל-הבחירה </text:span><text:span text:style-name="T310">של סבן-סתורמן, </text:span><text:span text:style-name="T288">הוא גם מגלה-אמת; ההוכחה היא מעבר להיקפו של קורס זה.</text:span></text:p>
      <text:p text:style-name="P85"/>
      <text:p text:style-name="P70"/>
      <text:p text:style-name="P20">מקורות</text:p>
      <text:list xml:id="list569724401" text:style-name="L10">
        <text:list-item>
          <text:p text:style-name="P89">Parkes and Seuken, <text:span text:style-name="T322">"</text:span>Economics and Computation<text:span text:style-name="T322">"</text:span> (2018), chapter 12</text:p>
        </text:list-item>
        <text:list-item>
          <text:p text:style-name="P86"><text:bookmark text:name="CITEREFSabanSethuraman2013"/><text:span text:style-name="Citation">Saban, Daniela; Sethuraman, Jay (2013-06-16). </text:span><text:a xlink:type="simple" xlink:href="https://doi.org/10.1145/2492002.2482574" text:style-name="Internet_20_link" text:visited-style-name="Visited_20_Internet_20_Link"><text:span text:style-name="Citation">"House allocation with indifferences: a generalization and a unified view"</text:span></text:a><text:span text:style-name="Citation">. Proceedings of EC '13. </text:span></text:p>
        </text:list-item>
      </text:list>
      <text:p text:style-name="P26">סיכם: אראל סגל-הלוי.</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 fo:font-family="'Noto Sans'" style:font-style-name="Regular" style:font-pitch="fixed"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29T09:41:11.876000000</dc:date>
    <meta:editing-duration>P13DT21H54M17S</meta:editing-duration>
    <meta:editing-cycles>1691</meta:editing-cycles>
    <meta:document-statistic meta:table-count="0" meta:image-count="0" meta:object-count="0" meta:page-count="5" meta:paragraph-count="92" meta:word-count="2184" meta:character-count="12221" meta:non-whitespace-character-count="10090"/>
  </office:meta>
</office:document-meta>
</file>